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396in" table:align="left"/>
    </style:style>
    <style:style style:name="Table1.A" style:family="table-column">
      <style:table-column-properties style:column-width="0.9944in"/>
    </style:style>
    <style:style style:name="Table1.B" style:family="table-column">
      <style:table-column-properties style:column-width="4.8451in"/>
    </style:style>
    <style:style style:name="Table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.B1" style:family="table-cell">
      <style:table-cell-properties style:vertical-align="middle" fo:padding="0.0729in" fo:border="0.05pt solid #000000"/>
    </style:style>
    <style:style style:name="Table1.B2" style:family="table-cell">
      <style:table-cell-properties style:vertical-align="middle" fo:padding="0.0729in" fo:border="0.05pt solid #000000"/>
    </style:style>
    <style:style style:name="Table1.B3" style:family="table-cell">
      <style:table-cell-properties style:vertical-align="middle" fo:padding="0.0729in" fo:border="0.05pt solid #000000"/>
    </style:style>
    <style:style style:name="Table1.B4" style:family="table-cell">
      <style:table-cell-properties style:vertical-align="middle" fo:padding="0.0729in" fo:border="0.05pt solid #000000"/>
    </style:style>
    <style:style style:name="Table1.B5" style:family="table-cell">
      <style:table-cell-properties style:vertical-align="middle" fo:padding="0.0729in" fo:border="0.05pt solid #000000"/>
    </style:style>
    <style:style style:name="Table1.B6" style:family="table-cell">
      <style:table-cell-properties style:vertical-align="middle" fo:padding="0.0729in" fo:border="0.05pt solid #000000"/>
    </style:style>
    <style:style style:name="Table1.B7" style:family="table-cell">
      <style:table-cell-properties style:vertical-align="middle" fo:padding="0.0729in" fo:border="0.05pt solid #000000"/>
    </style:style>
    <style:style style:name="Table11" style:family="table">
      <style:table-properties style:width="5.8396in" table:align="left"/>
    </style:style>
    <style:style style:name="Table11.A" style:family="table-column">
      <style:table-column-properties style:column-width="0.9944in"/>
    </style:style>
    <style:style style:name="Table11.B" style:family="table-column">
      <style:table-column-properties style:column-width="4.8451in"/>
    </style:style>
    <style:style style:name="Table11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1.B1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B6" style:family="table-cell">
      <style:table-cell-properties style:vertical-align="middle" fo:padding="0.0729in" fo:border="0.05pt solid #000000"/>
    </style:style>
    <style:style style:name="Table11.B7" style:family="table-cell">
      <style:table-cell-properties style:vertical-align="middle" fo:padding="0.0729in" fo:border="0.05pt solid #000000"/>
    </style:style>
    <style:style style:name="Table2" style:family="table">
      <style:table-properties style:width="5.8396in" table:align="left"/>
    </style:style>
    <style:style style:name="Table2.A" style:family="table-column">
      <style:table-column-properties style:column-width="0.9944in"/>
    </style:style>
    <style:style style:name="Table2.B" style:family="table-column">
      <style:table-column-properties style:column-width="4.8451in"/>
    </style:style>
    <style:style style:name="Table2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2.B1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3" style:family="table">
      <style:table-properties style:width="5.8396in" table:align="left"/>
    </style:style>
    <style:style style:name="Table3.A" style:family="table-column">
      <style:table-column-properties style:column-width="0.9944in"/>
    </style:style>
    <style:style style:name="Table3.B" style:family="table-column">
      <style:table-column-properties style:column-width="4.8451in"/>
    </style:style>
    <style:style style:name="Table3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3.B1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B5" style:family="table-cell">
      <style:table-cell-properties style:vertical-align="middle" fo:padding="0.0729in" fo:border="0.05pt solid #000000"/>
    </style:style>
    <style:style style:name="Table3.B6" style:family="table-cell">
      <style:table-cell-properties style:vertical-align="middle" fo:padding="0.0729in" fo:border="0.05pt solid #000000"/>
    </style:style>
    <style:style style:name="Table3.B7" style:family="table-cell">
      <style:table-cell-properties style:vertical-align="middle" fo:padding="0.0729in" fo:border="0.05pt solid #000000"/>
    </style:style>
    <style:style style:name="Table5" style:family="table">
      <style:table-properties style:width="5.8396in" table:align="left"/>
    </style:style>
    <style:style style:name="Table5.A" style:family="table-column">
      <style:table-column-properties style:column-width="0.9944in"/>
    </style:style>
    <style:style style:name="Table5.B" style:family="table-column">
      <style:table-column-properties style:column-width="4.8451in"/>
    </style:style>
    <style:style style:name="Table5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5.B1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B7" style:family="table-cell">
      <style:table-cell-properties style:vertical-align="middle" fo:padding="0.0729in" fo:border="0.05pt solid #000000"/>
    </style:style>
    <style:style style:name="Table4" style:family="table">
      <style:table-properties style:width="5.8396in" table:align="left"/>
    </style:style>
    <style:style style:name="Table4.A" style:family="table-column">
      <style:table-column-properties style:column-width="0.9944in"/>
    </style:style>
    <style:style style:name="Table4.B" style:family="table-column">
      <style:table-column-properties style:column-width="4.8451in"/>
    </style:style>
    <style:style style:name="Table4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4.B1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B5" style:family="table-cell">
      <style:table-cell-properties style:vertical-align="middle" fo:padding="0.0729in" fo:border="0.05pt solid #000000"/>
    </style:style>
    <style:style style:name="Table4.B6" style:family="table-cell">
      <style:table-cell-properties style:vertical-align="middle" fo:padding="0.0729in" fo:border="0.05pt solid #000000"/>
    </style:style>
    <style:style style:name="Table4.B7" style:family="table-cell">
      <style:table-cell-properties style:vertical-align="middle" fo:padding="0.0729in" fo:border="0.05pt solid #000000"/>
    </style:style>
    <style:style style:name="Table6" style:family="table">
      <style:table-properties style:width="5.8396in" table:align="left"/>
    </style:style>
    <style:style style:name="Table6.A" style:family="table-column">
      <style:table-column-properties style:column-width="0.9944in"/>
    </style:style>
    <style:style style:name="Table6.B" style:family="table-column">
      <style:table-column-properties style:column-width="4.8451in"/>
    </style:style>
    <style:style style:name="Table6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6.B1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7" style:family="table">
      <style:table-properties style:width="5.8396in" table:align="left"/>
    </style:style>
    <style:style style:name="Table7.A" style:family="table-column">
      <style:table-column-properties style:column-width="0.9944in"/>
    </style:style>
    <style:style style:name="Table7.B" style:family="table-column">
      <style:table-column-properties style:column-width="4.8451in"/>
    </style:style>
    <style:style style:name="Table7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7.B1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B6" style:family="table-cell">
      <style:table-cell-properties style:vertical-align="middle" fo:padding="0.0729in" fo:border="0.05pt solid #000000"/>
    </style:style>
    <style:style style:name="Table7.B7" style:family="table-cell">
      <style:table-cell-properties style:vertical-align="middle" fo:padding="0.0729in" fo:border="0.05pt solid #000000"/>
    </style:style>
    <style:style style:name="Table8" style:family="table">
      <style:table-properties style:width="5.8396in" table:align="left"/>
    </style:style>
    <style:style style:name="Table8.A" style:family="table-column">
      <style:table-column-properties style:column-width="0.9944in"/>
    </style:style>
    <style:style style:name="Table8.B" style:family="table-column">
      <style:table-column-properties style:column-width="4.8451in"/>
    </style:style>
    <style:style style:name="Table8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8.B1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B5" style:family="table-cell">
      <style:table-cell-properties style:vertical-align="middle" fo:padding="0.0729in" fo:border="0.05pt solid #000000"/>
    </style:style>
    <style:style style:name="Table8.B6" style:family="table-cell">
      <style:table-cell-properties style:vertical-align="middle" fo:padding="0.0729in" fo:border="0.05pt solid #000000"/>
    </style:style>
    <style:style style:name="Table8.B7" style:family="table-cell">
      <style:table-cell-properties style:vertical-align="middle" fo:padding="0.0729in" fo:border="0.05pt solid #000000"/>
    </style:style>
    <style:style style:name="Table8.A8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5.8396in" table:align="left"/>
    </style:style>
    <style:style style:name="Table9.A" style:family="table-column">
      <style:table-column-properties style:column-width="0.9944in"/>
    </style:style>
    <style:style style:name="Table9.B" style:family="table-column">
      <style:table-column-properties style:column-width="4.8451in"/>
    </style:style>
    <style:style style:name="Table9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9.B1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B3" style:family="table-cell">
      <style:table-cell-properties style:vertical-align="middle" fo:padding="0.0729in" fo:border="0.05pt solid #000000"/>
    </style:style>
    <style:style style:name="Table9.B4" style:family="table-cell">
      <style:table-cell-properties style:vertical-align="middle" fo:padding="0.0729in" fo:border="0.05pt solid #000000"/>
    </style:style>
    <style:style style:name="Table9.B5" style:family="table-cell">
      <style:table-cell-properties style:vertical-align="middle" fo:padding="0.0729in" fo:border="0.05pt solid #000000"/>
    </style:style>
    <style:style style:name="Table9.B6" style:family="table-cell">
      <style:table-cell-properties style:vertical-align="middle" fo:padding="0.0729in" fo:border="0.05pt solid #000000"/>
    </style:style>
    <style:style style:name="Table9.B7" style:family="table-cell">
      <style:table-cell-properties style:vertical-align="middle" fo:padding="0.0729in" fo:border="0.05pt solid #000000"/>
    </style:style>
    <style:style style:name="Table10" style:family="table">
      <style:table-properties style:width="5.8396in" table:align="left"/>
    </style:style>
    <style:style style:name="Table10.A" style:family="table-column">
      <style:table-column-properties style:column-width="0.9944in"/>
    </style:style>
    <style:style style:name="Table10.B" style:family="table-column">
      <style:table-column-properties style:column-width="4.8451in"/>
    </style:style>
    <style:style style:name="Table10.A1" style:family="table-cell">
      <style:table-cell-properties style:vertical-align="middle" fo:background-color="#b7b7b7" fo:padding="0.0729in" fo:border="0.05pt solid #000000">
        <style:background-image/>
      </style:table-cell-properties>
    </style:style>
    <style:style style:name="Table10.B1" style:family="table-cell">
      <style:table-cell-properties style:vertical-align="middle" fo:padding="0.0729in" fo:border="0.05pt solid #000000"/>
    </style:style>
    <style:style style:name="Table10.A2" style:family="table-cell">
      <style:table-cell-properties style:vertical-align="middle" fo:background-color="#b7b7b7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729in" fo:border="0.05pt solid #000000"/>
    </style:style>
    <style:style style:name="Table10.B4" style:family="table-cell">
      <style:table-cell-properties style:vertical-align="middle" fo:padding="0.0729in" fo:border="0.05pt solid #000000"/>
    </style:style>
    <style:style style:name="Table10.B5" style:family="table-cell">
      <style:table-cell-properties style:vertical-align="middle" fo:padding="0.0729in" fo:border="0.05pt solid #000000"/>
    </style:style>
    <style:style style:name="Table10.B6" style:family="table-cell">
      <style:table-cell-properties style:vertical-align="middle" fo:padding="0.0729in" fo:border="0.05pt solid #000000"/>
    </style:style>
    <style:style style:name="Table10.B7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officeooo:paragraph-rsid="0011dc3a"/>
    </style:style>
    <style:style style:name="P2" style:family="paragraph" style:parent-style-name="Standard">
      <style:text-properties officeooo:paragraph-rsid="001bdc86"/>
    </style:style>
    <style:style style:name="P3" style:family="paragraph" style:parent-style-name="Standard">
      <style:text-properties officeooo:paragraph-rsid="00252713"/>
    </style:style>
    <style:style style:name="P4" style:family="paragraph" style:parent-style-name="Standard">
      <style:text-properties officeooo:paragraph-rsid="0026f3b6"/>
    </style:style>
    <style:style style:name="P5" style:family="paragraph" style:parent-style-name="Standard">
      <style:text-properties officeooo:paragraph-rsid="0029e52e"/>
    </style:style>
    <style:style style:name="P6" style:family="paragraph" style:parent-style-name="Standard">
      <style:text-properties officeooo:paragraph-rsid="002bb2ac"/>
    </style:style>
    <style:style style:name="P7" style:family="paragraph" style:parent-style-name="Standard">
      <style:text-properties officeooo:paragraph-rsid="002f81e3"/>
    </style:style>
    <style:style style:name="P8" style:family="paragraph" style:parent-style-name="Standard">
      <style:text-properties officeooo:paragraph-rsid="0031448e"/>
    </style:style>
    <style:style style:name="P9" style:family="paragraph" style:parent-style-name="Standard">
      <style:text-properties style:font-name="Arial" fo:font-size="9.69999980926514pt" style:font-size-asian="9.69999980926514pt" style:font-size-complex="9.69999980926514pt"/>
    </style:style>
    <style:style style:name="P10" style:family="paragraph" style:parent-style-name="Standard">
      <style:text-properties officeooo:paragraph-rsid="003904da"/>
    </style:style>
    <style:style style:name="P1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fo:background-color="transparent"/>
    </style:style>
    <style:style style:name="P1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27199" fo:background-color="transparent"/>
    </style:style>
    <style:style style:name="P1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3382f" fo:background-color="transparent"/>
    </style:style>
    <style:style style:name="P1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49ed6" fo:background-color="transparent"/>
    </style:style>
    <style:style style:name="P1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1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52713" fo:background-color="transparent"/>
    </style:style>
    <style:style style:name="P1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6f3b6" fo:background-color="transparent"/>
    </style:style>
    <style:style style:name="P1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9e52e" fo:background-color="transparent"/>
    </style:style>
    <style:style style:name="P1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bb2ac" fo:background-color="transparent"/>
    </style:style>
    <style:style style:name="P2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e08eb" fo:background-color="transparent"/>
    </style:style>
    <style:style style:name="P2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f81e3" fo:background-color="transparent"/>
    </style:style>
    <style:style style:name="P2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448e" fo:background-color="transparent"/>
    </style:style>
    <style:style style:name="P2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172ee" fo:background-color="transparent"/>
    </style:style>
    <style:style style:name="P2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2df8b" fo:background-color="transparent"/>
    </style:style>
    <style:style style:name="P2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35be7" fo:background-color="transparent"/>
    </style:style>
    <style:style style:name="P26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27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27199" officeooo:paragraph-rsid="00127199" fo:background-color="transparent"/>
    </style:style>
    <style:style style:name="P28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52713" fo:background-color="transparent"/>
    </style:style>
    <style:style style:name="P29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6f3b6" fo:background-color="transparent"/>
    </style:style>
    <style:style style:name="P30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9e52e" fo:background-color="transparent"/>
    </style:style>
    <style:style style:name="P31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bb2ac" fo:background-color="transparent"/>
    </style:style>
    <style:style style:name="P32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2f81e3" fo:background-color="transparent"/>
    </style:style>
    <style:style style:name="P33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1e4039" officeooo:paragraph-rsid="0031448e" fo:background-color="transparent"/>
    </style:style>
    <style:style style:name="P3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rsid="0035655a" officeooo:paragraph-rsid="0035655a" fo:background-color="transparent"/>
    </style:style>
    <style:style style:name="P35" style:family="paragraph" style:parent-style-name="Text_20_body">
      <style:paragraph-properties fo:margin-left="0in" fo:margin-right="0in" fo:widows="1" fo:text-indent="0in" style:auto-text-indent="false" style:writing-mode="lr-tb"/>
    </style:style>
    <style:style style:name="P36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3382f"/>
    </style:style>
    <style:style style:name="P37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49ed6"/>
    </style:style>
    <style:style style:name="P38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179a8c"/>
    </style:style>
    <style:style style:name="P39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52713"/>
    </style:style>
    <style:style style:name="P40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6f3b6"/>
    </style:style>
    <style:style style:name="P41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9e52e"/>
    </style:style>
    <style:style style:name="P42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bb2ac"/>
    </style:style>
    <style:style style:name="P43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2f81e3"/>
    </style:style>
    <style:style style:name="P44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1448e"/>
    </style:style>
    <style:style style:name="P45" style:family="paragraph" style:parent-style-name="Text_20_body">
      <style:paragraph-properties fo:margin-left="0in" fo:margin-right="0in" fo:widows="1" fo:text-indent="0in" style:auto-text-indent="false" style:writing-mode="lr-tb"/>
      <style:text-properties officeooo:paragraph-rsid="003904da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23131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49ed6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79a8c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bdc86" fo:background-color="transparen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52713" fo:background-color="transparen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6f3b6" fo:background-color="transparen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9e52e" fo:background-color="transparen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bb2ac" fo:background-color="transparen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2f81e3" fo:background-color="transparen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1448e" fo:background-color="transparen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3904da" fo:background-color="transparen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68618" fo:background-color="transparent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fo:background-color="transparent"/>
    </style:style>
    <style:style style:name="P5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1dc3a" fo:background-color="transparent"/>
    </style:style>
    <style:style style:name="P6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1bdc86" fo:background-color="transparent"/>
    </style:style>
    <style:style style:name="P6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52713" fo:background-color="transparent"/>
    </style:style>
    <style:style style:name="P6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6f3b6" fo:background-color="transparent"/>
    </style:style>
    <style:style style:name="P6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9e52e" fo:background-color="transparent"/>
    </style:style>
    <style:style style:name="P6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bb2ac" fo:background-color="transparent"/>
    </style:style>
    <style:style style:name="P6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f81e3" fo:background-color="transparent"/>
    </style:style>
    <style:style style:name="P6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1448e" fo:background-color="transparent"/>
    </style:style>
    <style:style style:name="P6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3904da" fo:background-color="transparent"/>
    </style:style>
    <style:style style:name="P6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background-color="transparent"/>
    </style:style>
    <style:style style:name="P6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1dc3a" fo:background-color="transparent"/>
    </style:style>
    <style:style style:name="P7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9ceb0" fo:background-color="transparent"/>
    </style:style>
    <style:style style:name="P7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1bdc86" fo:background-color="transparent"/>
    </style:style>
    <style:style style:name="P7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52713" fo:background-color="transparent"/>
    </style:style>
    <style:style style:name="P7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6f3b6" fo:background-color="transparent"/>
    </style:style>
    <style:style style:name="P7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9e52e" fo:background-color="transparent"/>
    </style:style>
    <style:style style:name="P7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e08eb" fo:background-color="transparent"/>
    </style:style>
    <style:style style:name="P7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2f81e3" fo:background-color="transparent"/>
    </style:style>
    <style:style style:name="P7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1448e" fo:background-color="transparent"/>
    </style:style>
    <style:style style:name="P7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paragraph-rsid="003904da" fo:background-color="transparent"/>
    </style:style>
    <style:style style:name="P7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1dc3a" fo:background-color="transparent"/>
    </style:style>
    <style:style style:name="P8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1bdc86" fo:background-color="transparent"/>
    </style:style>
    <style:style style:name="P8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52713" fo:background-color="transparent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6f3b6" fo:background-color="transparen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9e52e" fo:background-color="transparen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bb2ac" fo:background-color="transparen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2f81e3" fo:background-color="transparent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1dc3a" officeooo:paragraph-rsid="0031448e" fo:background-color="transparent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1bdc86" officeooo:paragraph-rsid="001bdc86" fo:background-color="transparen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1e22e" officeooo:paragraph-rsid="0021e22e" fo:background-color="transparent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52713" fo:background-color="transparent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9e52e" fo:background-color="transparent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2f81e3" fo:background-color="transparent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52713" officeooo:paragraph-rsid="0031448e" fo:background-color="transparent"/>
    </style:style>
    <style:style style:name="P93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6f3b6" officeooo:paragraph-rsid="0026f3b6" fo:background-color="transparent"/>
    </style:style>
    <style:style style:name="P94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2414" fo:background-color="transparent"/>
    </style:style>
    <style:style style:name="P95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bb2ac" fo:background-color="transparent"/>
    </style:style>
    <style:style style:name="P96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2f81e3" fo:background-color="transparent"/>
    </style:style>
    <style:style style:name="P97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2414" officeooo:paragraph-rsid="0031448e" fo:background-color="transparent"/>
    </style:style>
    <style:style style:name="P98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2bb2ac" officeooo:paragraph-rsid="002bb2ac" fo:background-color="transparent"/>
    </style:style>
    <style:style style:name="P99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1448e" officeooo:paragraph-rsid="0031448e" fo:background-color="transparent"/>
    </style:style>
    <style:style style:name="P10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8e2a5" officeooo:paragraph-rsid="0038e2a5" fo:background-color="transparent"/>
    </style:style>
    <style:style style:name="P10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904da" officeooo:paragraph-rsid="003904da" fo:background-color="transparent"/>
    </style:style>
    <style:style style:name="P10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1dc3a" fo:background-color="transparent"/>
    </style:style>
    <style:style style:name="P10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1bdc86" fo:background-color="transparent"/>
    </style:style>
    <style:style style:name="P10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52713" fo:background-color="transparent"/>
    </style:style>
    <style:style style:name="P10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6f3b6" fo:background-color="transparent"/>
    </style:style>
    <style:style style:name="P10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9e52e" fo:background-color="transparent"/>
    </style:style>
    <style:style style:name="P10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bb2ac" fo:background-color="transparent"/>
    </style:style>
    <style:style style:name="P10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f81e3" fo:background-color="transparent"/>
    </style:style>
    <style:style style:name="P10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31448e" fo:background-color="transparent"/>
    </style:style>
    <style:style style:name="P110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fo:background-color="transparent"/>
    </style:style>
    <style:style style:name="P111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1dc3a" fo:background-color="transparent"/>
    </style:style>
    <style:style style:name="P11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1bdc86" fo:background-color="transparent"/>
    </style:style>
    <style:style style:name="P113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52713" fo:background-color="transparent"/>
    </style:style>
    <style:style style:name="P114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6f3b6" fo:background-color="transparent"/>
    </style:style>
    <style:style style:name="P115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9e52e" fo:background-color="transparent"/>
    </style:style>
    <style:style style:name="P116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bb2ac" fo:background-color="transparent"/>
    </style:style>
    <style:style style:name="P117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2f81e3" fo:background-color="transparent"/>
    </style:style>
    <style:style style:name="P118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1448e" fo:background-color="transparent"/>
    </style:style>
    <style:style style:name="P119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fo:font-weight="bold" officeooo:paragraph-rsid="003904da" fo:background-color="transparent"/>
    </style:style>
    <style:style style:name="P120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fo:background-color="transparent" style:font-weight-asian="bold" style:font-weight-complex="bold"/>
    </style:style>
    <style:style style:name="P121" style:family="paragraph" style:parent-style-name="Table_20_Contents">
      <style:paragraph-properties fo:margin-top="0in" fo:margin-bottom="0in" style:contextual-spacing="false" fo:line-height="120%" style:writing-mode="lr-tb"/>
      <style:text-properties fo:color="#009900" style:font-name="Arial1" fo:font-size="9.75pt" fo:font-weight="bold" officeooo:paragraph-rsid="003904da" fo:background-color="transparent" style:font-weight-asian="bold" style:font-weight-complex="bold"/>
    </style:style>
    <style:style style:name="P122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179a8c" fo:background-color="transparent" style:font-weight-asian="bold" style:font-weight-complex="bold"/>
    </style:style>
    <style:style style:name="P123" style:family="paragraph" style:parent-style-name="Table_20_Contents">
      <style:paragraph-properties fo:margin-top="0in" fo:margin-bottom="0in" style:contextual-spacing="false" fo:line-height="120%" style:writing-mode="lr-tb"/>
      <style:text-properties fo:color="#ff3333" style:font-name="Arial1" fo:font-size="9.75pt" fo:font-weight="bold" officeooo:paragraph-rsid="003904da" fo:background-color="transparent" style:font-weight-asian="bold" style:font-weight-complex="bold"/>
    </style:style>
    <style:style style:name="P124" style:family="paragraph" style:parent-style-name="Standard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125" style:family="paragraph" style:parent-style-name="Standard" style:list-style-name="L1">
      <style:text-properties style:font-name="Arial" fo:font-size="9.69999980926514pt" style:font-size-asian="9.69999980926514pt" style:font-size-complex="9.69999980926514pt"/>
    </style:style>
    <style:style style:name="P126" style:family="paragraph" style:parent-style-name="Standard" style:list-style-name="L1">
      <style:text-properties style:font-name="Arial" fo:font-size="9.69999980926514pt" officeooo:paragraph-rsid="0036a37d" style:font-size-asian="9.69999980926514pt" style:font-size-complex="9.69999980926514pt"/>
    </style:style>
    <style:style style:name="P127" style:family="paragraph" style:parent-style-name="Standard" style:list-style-name="L1">
      <style:text-properties style:font-name="Arial" fo:font-size="9.69999980926514pt" officeooo:paragraph-rsid="0038e2a5" style:font-size-asian="9.69999980926514pt" style:font-size-complex="9.69999980926514pt"/>
    </style:style>
    <style:style style:name="P128" style:family="paragraph" style:parent-style-name="Standard" style:list-style-name="L1">
      <style:text-properties style:font-name="Arial" fo:font-size="9.69999980926514pt" officeooo:paragraph-rsid="003b44d7" style:font-size-asian="9.69999980926514pt" style:font-size-complex="9.69999980926514pt"/>
    </style:style>
    <style:style style:name="P129" style:family="paragraph" style:parent-style-name="Standard" style:list-style-name="L1">
      <style:paragraph-properties style:writing-mode="lr-tb"/>
      <style:text-properties style:font-name="Arial" fo:font-size="9.69999980926514pt" officeooo:paragraph-rsid="0036a37d" style:font-size-asian="9.69999980926514pt" style:font-size-complex="9.69999980926514pt"/>
    </style:style>
    <style:style style:name="P130" style:family="paragraph" style:parent-style-name="Standard" style:list-style-name="L1">
      <style:paragraph-properties style:writing-mode="lr-tb"/>
      <style:text-properties style:font-name="Arial" fo:font-size="9.69999980926514pt" officeooo:paragraph-rsid="0038e2a5" style:font-size-asian="9.69999980926514pt" style:font-size-complex="9.69999980926514pt"/>
    </style:style>
    <style:style style:name="P131" style:family="paragraph" style:parent-style-name="Text_20_body" style:list-style-name="L1">
      <style:paragraph-properties fo:margin-left="0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23131" officeooo:paragraph-rsid="00168618" fo:background-color="transparent"/>
    </style:style>
    <style:style style:name="P132" style:family="paragraph" style:parent-style-name="Text_20_body" style:list-style-name="L1">
      <style:paragraph-properties fo:margin-left="0in" fo:margin-right="0in" fo:margin-top="0in" fo:margin-bottom="0in" style:contextual-spacing="false" fo:line-height="120%" fo:widows="1" fo:text-indent="0in" style:auto-text-indent="false" fo:background-color="transparent" style:writing-mode="lr-tb">
        <style:background-image/>
      </style:paragraph-properties>
      <style:text-properties officeooo:paragraph-rsid="00168618"/>
    </style:style>
    <style:style style:name="P133" style:family="paragraph" style:parent-style-name="Text_20_body" style:list-style-name="L1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168618" fo:background-color="transparent"/>
    </style:style>
    <style:style style:name="P134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3b44d7" fo:background-color="transparent"/>
    </style:style>
    <style:style style:name="P135" style:family="paragraph" style:parent-style-name="Text_20_body">
      <style:paragraph-properties fo:margin-left="0in" fo:margin-right="0in" fo:widows="1" fo:text-indent="0in" style:auto-text-indent="false" style:writing-mode="lr-tb"/>
      <style:text-properties fo:font-variant="normal" fo:text-transform="none" fo:color="#000000" style:font-name="Arial1" fo:font-size="9.75pt" fo:letter-spacing="normal" fo:font-style="normal" fo:font-weight="normal" officeooo:paragraph-rsid="002e08eb" fo:background-color="transparent"/>
    </style:style>
    <style:style style:name="P13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1d69d2" fo:background-color="transparent" style:font-weight-asian="normal" style:font-weight-complex="normal"/>
    </style:style>
    <style:style style:name="P13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font-weight="normal" officeooo:rsid="0011ba8a" officeooo:paragraph-rsid="003904da" fo:background-color="transparent" style:font-weight-asian="normal" style:font-weight-complex="normal"/>
    </style:style>
    <style:style style:name="P13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1dc3a" fo:background-color="transparent"/>
    </style:style>
    <style:style style:name="P13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79a8c" fo:background-color="transparent"/>
    </style:style>
    <style:style style:name="P14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14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23131" fo:background-color="transparent"/>
    </style:style>
    <style:style style:name="P14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1bdc86" fo:background-color="transparent"/>
    </style:style>
    <style:style style:name="P14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52713" fo:background-color="transparent"/>
    </style:style>
    <style:style style:name="P14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6f3b6" fo:background-color="transparent"/>
    </style:style>
    <style:style style:name="P14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9e52e" fo:background-color="transparent"/>
    </style:style>
    <style:style style:name="P14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bb2ac" fo:background-color="transparent"/>
    </style:style>
    <style:style style:name="P14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2f81e3" fo:background-color="transparent"/>
    </style:style>
    <style:style style:name="P14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1448e" fo:background-color="transparent"/>
    </style:style>
    <style:style style:name="P14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fo:background-color="transparent"/>
    </style:style>
    <style:style style:name="P15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 fo:background-color="transparent"/>
    </style:style>
    <style:style style:name="P15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 fo:background-color="transparent"/>
    </style:style>
    <style:style style:name="P15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1dc3a" fo:background-color="transparent"/>
    </style:style>
    <style:style style:name="P15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23131" fo:background-color="transparent"/>
    </style:style>
    <style:style style:name="P15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bdc86" fo:background-color="transparent"/>
    </style:style>
    <style:style style:name="P15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52713" fo:background-color="transparent"/>
    </style:style>
    <style:style style:name="P15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6f3b6" fo:background-color="transparent"/>
    </style:style>
    <style:style style:name="P15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9e52e" fo:background-color="transparent"/>
    </style:style>
    <style:style style:name="P15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bb2ac" fo:background-color="transparent"/>
    </style:style>
    <style:style style:name="P15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2f81e3" fo:background-color="transparent"/>
    </style:style>
    <style:style style:name="P16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1448e" fo:background-color="transparent"/>
    </style:style>
    <style:style style:name="P16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179a8c" fo:background-color="transparent"/>
    </style:style>
    <style:style style:name="P16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79a8c" officeooo:paragraph-rsid="003904da" fo:background-color="transparent"/>
    </style:style>
    <style:style style:name="P16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34f9" officeooo:paragraph-rsid="003934f9" fo:background-color="transparent"/>
    </style:style>
    <style:style style:name="P16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ba8a" officeooo:paragraph-rsid="0011dc3a" fo:background-color="transparent"/>
    </style:style>
    <style:style style:name="P16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179a8c"/>
    </style:style>
    <style:style style:name="P16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paragraph-rsid="003904da"/>
    </style:style>
    <style:style style:name="P16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officeooo:rsid="003904da" officeooo:paragraph-rsid="003904da"/>
    </style:style>
    <style:style style:name="P16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1dc3a" fo:background-color="transparent"/>
    </style:style>
    <style:style style:name="P16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179a8c" fo:background-color="transparent"/>
    </style:style>
    <style:style style:name="P17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paragraph-rsid="003904da" fo:background-color="transparent"/>
    </style:style>
    <style:style style:name="P171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1dc3a" fo:background-color="transparent"/>
    </style:style>
    <style:style style:name="P172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23131" fo:background-color="transparent"/>
    </style:style>
    <style:style style:name="P173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1bdc86" fo:background-color="transparent"/>
    </style:style>
    <style:style style:name="P174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52713" fo:background-color="transparent"/>
    </style:style>
    <style:style style:name="P175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6f3b6" fo:background-color="transparent"/>
    </style:style>
    <style:style style:name="P176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9e52e" fo:background-color="transparent"/>
    </style:style>
    <style:style style:name="P177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bb2ac" fo:background-color="transparent"/>
    </style:style>
    <style:style style:name="P178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2f81e3" fo:background-color="transparent"/>
    </style:style>
    <style:style style:name="P179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font-name="Arial1" fo:font-size="9.75pt" fo:letter-spacing="normal" fo:font-style="normal" fo:font-weight="normal" officeooo:rsid="0011dc3a" officeooo:paragraph-rsid="0031448e" fo:background-color="transparent"/>
    </style:style>
    <style:style style:name="P180" style:family="paragraph" style:parent-style-name="Table_20_Contents" style:list-style-name="L1">
      <style:paragraph-properties fo:margin-left="0.1563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style:font-name="Arial" fo:font-size="9.69999980926514pt" officeooo:rsid="001d69d2" officeooo:paragraph-rsid="001d69d2" style:font-size-asian="9.69999980926514pt" style:font-size-complex="9.69999980926514pt"/>
    </style:style>
    <style:style style:name="P181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11dc3a" officeooo:paragraph-rsid="003904da" fo:background-color="transparent"/>
    </style:style>
    <style:style style:name="P182" style:family="paragraph" style:parent-style-name="Table_20_Contents" style:list-style-name="L1">
      <style:paragraph-properties fo:margin-left="-0.4925in" fo:margin-right="0in" fo:margin-top="0in" fo:margin-bottom="0in" style:contextual-spacing="false" fo:line-height="120%" fo:text-indent="0in" style:auto-text-indent="false" fo:background-color="transparent" style:writing-mode="lr-tb">
        <style:background-image/>
      </style:paragraph-properties>
      <style:text-properties fo:color="#000000" style:font-name="Arial1" fo:font-size="9.75pt" officeooo:rsid="003904da" officeooo:paragraph-rsid="003904da" fo:background-color="transparent"/>
    </style:style>
    <style:style style:name="P183" style:family="paragraph" style:parent-style-name="Table_20_Contents" style:list-style-name="L1">
      <style:paragraph-properties style:writing-mode="lr-tb"/>
      <style:text-properties style:font-name="Arial" fo:font-size="9.69999980926514pt" officeooo:paragraph-rsid="00252713" style:font-size-asian="9.69999980926514pt" style:font-size-complex="9.69999980926514pt"/>
    </style:style>
    <style:style style:name="P184" style:family="paragraph" style:parent-style-name="Table_20_Contents" style:list-style-name="L1">
      <style:paragraph-properties style:writing-mode="lr-tb"/>
      <style:text-properties style:font-name="Arial" fo:font-size="9.69999980926514pt" officeooo:paragraph-rsid="0026f3b6" style:font-size-asian="9.69999980926514pt" style:font-size-complex="9.69999980926514pt"/>
    </style:style>
    <style:style style:name="P185" style:family="paragraph" style:parent-style-name="Table_20_Contents" style:list-style-name="L1">
      <style:paragraph-properties style:writing-mode="lr-tb"/>
      <style:text-properties style:font-name="Arial" fo:font-size="9.69999980926514pt" officeooo:paragraph-rsid="0029e52e" style:font-size-asian="9.69999980926514pt" style:font-size-complex="9.69999980926514pt"/>
    </style:style>
    <style:style style:name="P186" style:family="paragraph" style:parent-style-name="Table_20_Contents" style:list-style-name="L1">
      <style:paragraph-properties style:writing-mode="lr-tb"/>
      <style:text-properties style:font-name="Arial" fo:font-size="9.69999980926514pt" officeooo:paragraph-rsid="002bb2ac" style:font-size-asian="9.69999980926514pt" style:font-size-complex="9.69999980926514pt"/>
    </style:style>
    <style:style style:name="P187" style:family="paragraph" style:parent-style-name="Table_20_Contents" style:list-style-name="L1">
      <style:paragraph-properties style:writing-mode="lr-tb"/>
      <style:text-properties style:font-name="Arial" fo:font-size="9.69999980926514pt" officeooo:paragraph-rsid="002f81e3" style:font-size-asian="9.69999980926514pt" style:font-size-complex="9.69999980926514pt"/>
    </style:style>
    <style:style style:name="P188" style:family="paragraph" style:parent-style-name="Table_20_Contents" style:list-style-name="L1">
      <style:paragraph-properties style:writing-mode="lr-tb"/>
      <style:text-properties style:font-name="Arial" fo:font-size="9.69999980926514pt" officeooo:paragraph-rsid="0031448e" style:font-size-asian="9.69999980926514pt" style:font-size-complex="9.69999980926514pt"/>
    </style:style>
    <style:style style:name="P189" style:family="paragraph" style:parent-style-name="Table_20_Contents" style:list-style-name="L1">
      <style:paragraph-properties style:writing-mode="lr-tb"/>
      <style:text-properties style:font-name="Arial" fo:font-size="9.69999980926514pt" officeooo:rsid="003b44d7" officeooo:paragraph-rsid="003b44d7" style:font-size-asian="9.69999980926514pt" style:font-size-complex="9.69999980926514pt"/>
    </style:style>
    <style:style style:name="P190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officeooo:rsid="003b44d7" officeooo:paragraph-rsid="003b44d7" fo:background-color="transparent"/>
    </style:style>
    <style:style style:name="P191" style:family="paragraph" style:parent-style-name="Table_20_Contents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0" style:font-name="Arial1" fo:font-size="9.75pt" fo:font-weight="bold" officeooo:paragraph-rsid="002bb2ac" fo:background-color="transparent"/>
    </style:style>
    <style:style style:name="P192" style:family="paragraph" style:parent-style-name="Table_20_Contents">
      <style:paragraph-properties fo:margin-top="0in" fo:margin-bottom="0in" style:contextual-spacing="false" fo:line-height="120%" style:writing-mode="lr-tb"/>
      <style:text-properties fo:color="#000000" style:font-name="Arial1" fo:font-size="9.75pt" officeooo:paragraph-rsid="002bb2ac" fo:background-color="transparent"/>
    </style:style>
    <style:style style:name="T1" style:family="text">
      <style:text-properties fo:color="#000000" style:font-name="Arial1" fo:font-size="9.75pt" fo:background-color="transparent" loext:char-shading-value="0"/>
    </style:style>
    <style:style style:name="T2" style:family="text">
      <style:text-properties fo:color="#000000" style:font-name="Arial1" fo:font-size="9.75pt" officeooo:rsid="0011ba8a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8c" fo:background-color="transparent" loext:char-shading-value="0"/>
    </style:style>
    <style:style style:name="T5" style:family="text">
      <style:text-properties officeooo:rsid="0011dc3a"/>
    </style:style>
    <style:style style:name="T6" style:family="text">
      <style:text-properties fo:font-variant="normal" fo:text-transform="none" fo:color="#000000" style:font-name="Arial1" fo:font-size="9.7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Arial1" fo:font-size="9.75pt" fo:letter-spacing="normal" fo:font-style="normal" fo:font-weight="normal" officeooo:rsid="00127199" fo:background-color="transparent" loext:char-shading-value="0"/>
    </style:style>
    <style:style style:name="T8" style:family="text">
      <style:text-properties fo:font-variant="normal" fo:text-transform="none" fo:color="#000000" style:font-name="Arial1" fo:font-size="9.75pt" fo:letter-spacing="normal" fo:font-style="normal" fo:font-weight="normal" officeooo:rsid="0013382f" fo:background-color="transparent" loext:char-shading-value="0"/>
    </style:style>
    <style:style style:name="T9" style:family="text">
      <style:text-properties fo:font-variant="normal" fo:text-transform="none" fo:color="#000000" style:font-name="Arial1" fo:font-size="9.75pt" fo:letter-spacing="normal" fo:font-style="normal" fo:font-weight="normal" officeooo:rsid="0011dc3a" fo:background-color="transparent" loext:char-shading-value="0"/>
    </style:style>
    <style:style style:name="T10" style:family="text">
      <style:text-properties fo:font-variant="normal" fo:text-transform="none" fo:color="#000000" style:font-name="Arial1" fo:font-size="9.75pt" fo:letter-spacing="normal" fo:font-style="normal" fo:font-weight="normal" officeooo:rsid="00168618" fo:background-color="transparent" loext:char-shading-value="0"/>
    </style:style>
    <style:style style:name="T11" style:family="text">
      <style:text-properties fo:font-variant="normal" fo:text-transform="none" fo:color="#000000" style:font-name="Arial1" fo:font-size="9.75pt" fo:letter-spacing="normal" fo:font-style="normal" fo:font-weight="normal" officeooo:rsid="00179a8c" fo:background-color="transparent" loext:char-shading-value="0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normal" officeooo:rsid="001e4039" fo:background-color="transparent" loext:char-shading-value="0"/>
    </style:style>
    <style:style style:name="T13" style:family="text">
      <style:text-properties fo:font-variant="normal" fo:text-transform="none" fo:color="#000000" style:font-name="Arial1" fo:font-size="9.75pt" fo:letter-spacing="normal" fo:font-style="normal" fo:font-weight="normal" officeooo:rsid="00233735" fo:background-color="transparent" loext:char-shading-value="0"/>
    </style:style>
    <style:style style:name="T14" style:family="text">
      <style:text-properties fo:font-variant="normal" fo:text-transform="none" fo:color="#000000" style:font-name="Arial1" fo:font-size="9.75pt" fo:letter-spacing="normal" fo:font-style="normal" fo:font-weight="normal" officeooo:rsid="002e08eb" fo:background-color="transparent" loext:char-shading-value="0"/>
    </style:style>
    <style:style style:name="T15" style:family="text">
      <style:text-properties fo:font-variant="normal" fo:text-transform="none" fo:color="#000000" style:font-name="Arial1" fo:font-size="9.75pt" fo:letter-spacing="normal" fo:font-style="normal" fo:font-weight="normal" officeooo:rsid="00149ed6" fo:background-color="transparent" loext:char-shading-value="0"/>
    </style:style>
    <style:style style:name="T16" style:family="text">
      <style:text-properties fo:font-variant="normal" fo:text-transform="none" fo:color="#000000" style:font-name="Arial1" fo:font-size="9.75pt" fo:letter-spacing="normal" fo:font-style="normal" fo:font-weight="normal" officeooo:rsid="003904da" fo:background-color="transparent" loext:char-shading-value="0"/>
    </style:style>
    <style:style style:name="T17" style:family="text">
      <style:text-properties officeooo:rsid="00127199"/>
    </style:style>
    <style:style style:name="T18" style:family="text">
      <style:text-properties officeooo:rsid="0013382f"/>
    </style:style>
    <style:style style:name="T19" style:family="text">
      <style:text-properties officeooo:rsid="00149ed6"/>
    </style:style>
    <style:style style:name="T20" style:family="text">
      <style:text-properties officeooo:rsid="00168618"/>
    </style:style>
    <style:style style:name="T21" style:family="text">
      <style:text-properties officeooo:rsid="00179a8c"/>
    </style:style>
    <style:style style:name="T22" style:family="text">
      <style:text-properties officeooo:rsid="0019ceb0"/>
    </style:style>
    <style:style style:name="T23" style:family="text">
      <style:text-properties officeooo:rsid="001e4039"/>
    </style:style>
    <style:style style:name="T24" style:family="text">
      <style:text-properties officeooo:rsid="00252713"/>
    </style:style>
    <style:style style:name="T25" style:family="text">
      <style:text-properties officeooo:rsid="0026f3b6"/>
    </style:style>
    <style:style style:name="T26" style:family="text">
      <style:text-properties officeooo:rsid="002b2414"/>
    </style:style>
    <style:style style:name="T27" style:family="text">
      <style:text-properties officeooo:rsid="002bb2ac"/>
    </style:style>
    <style:style style:name="T28" style:family="text">
      <style:text-properties officeooo:rsid="002e08eb"/>
    </style:style>
    <style:style style:name="T29" style:family="text">
      <style:text-properties officeooo:rsid="0031448e"/>
    </style:style>
    <style:style style:name="T30" style:family="text">
      <style:text-properties officeooo:rsid="003172ee"/>
    </style:style>
    <style:style style:name="T31" style:family="text">
      <style:text-properties officeooo:rsid="0036a37d"/>
    </style:style>
    <style:style style:name="T32" style:family="text">
      <style:text-properties officeooo:rsid="003904da"/>
    </style:style>
    <style:style style:name="T33" style:family="text">
      <style:text-properties officeooo:rsid="003934f9"/>
    </style:style>
    <style:style style:name="T34" style:family="text">
      <style:text-properties officeooo:rsid="003b44d7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0354in" text:min-label-width="0.1965in"/>
      </text:list-level-style-bullet>
      <text:list-level-style-bullet text:level="3" text:style-name="Bullet_20_Symbols" style:num-suffix="." text:bullet-char="•">
        <style:list-level-properties text:space-before="0.5264in" text:min-label-width="0.1965in"/>
      </text:list-level-style-bullet>
      <text:list-level-style-bullet text:level="4" text:style-name="Bullet_20_Symbols" style:num-suffix="." text:bullet-char="•">
        <style:list-level-properties text:space-before="1.0173in" text:min-label-width="0.1965in"/>
      </text:list-level-style-bullet>
      <text:list-level-style-bullet text:level="5" text:style-name="Bullet_20_Symbols" style:num-suffix="." text:bullet-char="•">
        <style:list-level-properties text:space-before="1.5083in" text:min-label-width="0.1965in"/>
      </text:list-level-style-bullet>
      <text:list-level-style-bullet text:level="6" text:style-name="Bullet_20_Symbols" style:num-suffix="." text:bullet-char="•">
        <style:list-level-properties text:space-before="1.9992in" text:min-label-width="0.1965in"/>
      </text:list-level-style-bullet>
      <text:list-level-style-bullet text:level="7" text:style-name="Bullet_20_Symbols" style:num-suffix="." text:bullet-char="•">
        <style:list-level-properties text:space-before="2.4902in" text:min-label-width="0.1965in"/>
      </text:list-level-style-bullet>
      <text:list-level-style-bullet text:level="8" text:style-name="Bullet_20_Symbols" style:num-suffix="." text:bullet-char="•">
        <style:list-level-properties text:space-before="2.9815in" text:min-label-width="0.1965in"/>
      </text:list-level-style-bullet>
      <text:list-level-style-bullet text:level="9" text:style-name="Bullet_20_Symbols" style:num-suffix="." text:bullet-char="•">
        <style:list-level-properties text:space-before="3.4724in" text:min-label-width="0.1965in"/>
      </text:list-level-style-bullet>
      <text:list-level-style-bullet text:level="10" text:style-name="Bullet_20_Symbols" style:num-suffix="." text:bullet-char="•">
        <style:list-level-properties text:space-before="3.96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ID #</text:p>
          </table:table-cell>
          <table:table-cell table:style-name="Table1.B1" office:value-type="string">
            <text:p text:style-name="P68">1</text:p>
          </table:table-cell>
        </table:table-row>
        <table:table-row>
          <table:table-cell table:style-name="Table1.A1" office:value-type="string">
            <text:p text:style-name="P58">Descrição</text:p>
          </table:table-cell>
          <table:table-cell table:style-name="Table1.B2" office:value-type="string">
            <text:p text:style-name="P68">Login - Autenticação de usuário</text:p>
          </table:table-cell>
        </table:table-row>
        <table:table-row>
          <table:table-cell table:style-name="Table1.A1" office:value-type="string">
            <text:p text:style-name="P58">Perfil</text:p>
          </table:table-cell>
          <table:table-cell table:style-name="Table1.B3" office:value-type="string">
            <text:p text:style-name="P68">Professor/Aluno</text:p>
          </table:table-cell>
        </table:table-row>
        <table:table-row>
          <table:table-cell table:style-name="Table1.A1" office:value-type="string">
            <text:p text:style-name="P58">Recurso</text:p>
          </table:table-cell>
          <table:table-cell table:style-name="Table1.B4" office:value-type="string">
            <text:p text:style-name="P68">/<text:span text:style-name="T5">mo409</text:span>/<text:span text:style-name="T32">rest/user/authenticate</text:span></text:p>
          </table:table-cell>
        </table:table-row>
        <table:table-row>
          <table:table-cell table:style-name="Table1.A1" office:value-type="string">
            <text:p text:style-name="P58">Método</text:p>
          </table:table-cell>
          <table:table-cell table:style-name="Table1.B5" office:value-type="string">
            <text:p text:style-name="P68">POST</text:p>
          </table:table-cell>
        </table:table-row>
        <table:table-row>
          <table:table-cell table:style-name="Table1.A1" office:value-type="string">
            <text:p text:style-name="P110">Request </text:p>
          </table:table-cell>
          <table:table-cell table:style-name="Table1.B6" office:value-type="string">
            <text:list xml:id="list5393847533234417706" text:style-name="L1">
              <text:list-item>
                <text:list>
                  <text:list-item>
                    <text:p text:style-name="P136">Header</text:p>
                    <text:list>
                      <text:list-item>
                        <text:p text:style-name="P167"><text:span text:style-name="T2">C</text:span><text:span text:style-name="T1">ontent-Type: x-www-form-urlencoded</text:span></text:p>
                      </text:list-item>
                      <text:list-item>
                        <text:p text:style-name="P182">Parâmetros</text:p>
                        <text:list>
                          <text:list-item>
                            <text:p text:style-name="P181"><text:span text:style-name="T32">u</text:span>sername:</text:p>
                          </text:list-item>
                          <text:list-item>
                            <text:p text:style-name="P181"><text:span text:style-name="T32">password:</text:span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p text:style-name="P58">Response</text:p>
          </table:table-cell>
          <table:table-cell table:style-name="Table1.B7" office:value-type="string">
            <text:p text:style-name="P120">Sucesso:</text:p>
            <text:list xml:id="list171216514686955" text:continue-numbering="true" text:style-name="L1">
              <text:list-item>
                <text:list>
                  <text:list-item>
                    <text:p text:style-name="P138">Header: </text:p>
                    <text:list>
                      <text:list-item>
                        <text:p text:style-name="P168">Content-Type: application/json</text:p>
                      </text:list-item>
                      <text:list-item>
                        <text:p text:style-name="P149">HTTP Status Code 200</text:p>
                      </text:list-item>
                    </text:list>
                  </text:list-item>
                  <text:list-item>
                    <text:p text:style-name="P149">Formato JSON:</text:p>
                  </text:list-item>
                </text:list>
              </text:list-item>
            </text:list>
            <text:p text:style-name="P47">Exemplo:</text:p>
            <text:p text:style-name="P14">{</text:p>
            <text:p text:style-name="P37"><text:span text:style-name="T6"><text:s text:c="7"/>“</text:span><text:span text:style-name="T16">token</text:span><text:span text:style-name="T15">”: “</text:span><text:span text:style-name="T16">35:324hd23423ojfasd:342dadsf”</text:span></text:p>
            <text:p text:style-name="P14">}</text:p>
            <text:p text:style-name="P122"><text:span text:style-name="T21">Erro</text:span>:</text:p>
            <text:list xml:id="list171214584014560" text:continue-numbering="true" text:style-name="L1">
              <text:list-item>
                <text:list>
                  <text:list-item>
                    <text:p text:style-name="P139">Header: </text:p>
                    <text:list>
                      <text:list-item>
                        <text:p text:style-name="P169">Content-Type: application/json</text:p>
                      </text:list-item>
                      <text:list-item>
                        <text:p text:style-name="P165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150">Formato JSON:</text:p>
                    <text:list>
                      <text:list-item>
                        <text:p text:style-name="P161">Mensagem de erro: </text:p>
                        <text:list>
                          <text:list-item>
                            <text:p text:style-name="P161">Acesso negado</text:p>
                          </text:list-item>
                          <text:list-item>
                            <text:p text:style-name="P161">Token inválido</text:p>
                          </text:list-item>
                          <text:list-item>
                            <text:p text:style-name="P161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8">Exemplo:</text:p>
            <text:p text:style-name="P15">{</text:p>
            <text:p text:style-name="P38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15">}</text:p>
          </table:table-cell>
        </table:table-row>
      </table:table>
      <text:p text:style-name="Standard"/>
      <text:p text:style-name="Standard"/>
      <text:p text:style-name="Standard"/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7">ID #</text:p>
          </table:table-cell>
          <table:table-cell table:style-name="Table11.B1" office:value-type="string">
            <text:p text:style-name="P101">2</text:p>
          </table:table-cell>
        </table:table-row>
        <table:table-row>
          <table:table-cell table:style-name="Table11.A1" office:value-type="string">
            <text:p text:style-name="P67">Descrição</text:p>
          </table:table-cell>
          <table:table-cell table:style-name="Table11.B2" office:value-type="string">
            <text:p text:style-name="P78"><text:span text:style-name="T33">Info</text:span> – <text:span text:style-name="T33">Dados do</text:span> usuário</text:p>
          </table:table-cell>
        </table:table-row>
        <table:table-row>
          <table:table-cell table:style-name="Table11.A1" office:value-type="string">
            <text:p text:style-name="P67">Perfil</text:p>
          </table:table-cell>
          <table:table-cell table:style-name="Table11.B3" office:value-type="string">
            <text:p text:style-name="P78">Professor/Aluno</text:p>
          </table:table-cell>
        </table:table-row>
        <table:table-row>
          <table:table-cell table:style-name="Table11.A1" office:value-type="string">
            <text:p text:style-name="P67">Recurso</text:p>
          </table:table-cell>
          <table:table-cell table:style-name="Table11.B4" office:value-type="string">
            <text:p text:style-name="P78">/<text:span text:style-name="T5">mo409</text:span>/<text:span text:style-name="T32">rest/user</text:span></text:p>
          </table:table-cell>
        </table:table-row>
        <text:soft-page-break/>
        <table:table-row>
          <table:table-cell table:style-name="Table11.A1" office:value-type="string">
            <text:p text:style-name="P67">Método</text:p>
          </table:table-cell>
          <table:table-cell table:style-name="Table11.B5" office:value-type="string">
            <text:p text:style-name="P78">POST</text:p>
          </table:table-cell>
        </table:table-row>
        <table:table-row>
          <table:table-cell table:style-name="Table11.A1" office:value-type="string">
            <text:p text:style-name="P119">Request </text:p>
          </table:table-cell>
          <table:table-cell table:style-name="Table11.B6" office:value-type="string">
            <text:list xml:id="list171216297668856" text:continue-numbering="true" text:style-name="L1">
              <text:list-item>
                <text:list>
                  <text:list-item>
                    <text:p text:style-name="P137">Header</text:p>
                    <text:list>
                      <text:list-item>
                        <text:p text:style-name="P163">X-Auth-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1.A1" office:value-type="string">
            <text:p text:style-name="P67">Response</text:p>
          </table:table-cell>
          <table:table-cell table:style-name="Table11.B7" office:value-type="string">
            <text:p text:style-name="P121">Sucesso:</text:p>
            <text:list xml:id="list171215318949869" text:continue-numbering="true" text:style-name="L1">
              <text:list-item>
                <text:list>
                  <text:list-item>
                    <text:p text:style-name="P140">Header: </text:p>
                    <text:list>
                      <text:list-item>
                        <text:p text:style-name="P170">Content-Type: application/json</text:p>
                      </text:list-item>
                      <text:list-item>
                        <text:p text:style-name="P151">HTTP Status Code 200</text:p>
                      </text:list-item>
                    </text:list>
                  </text:list-item>
                  <text:list-item>
                    <text:p text:style-name="P151">Formato JSON:</text:p>
                  </text:list-item>
                </text:list>
              </text:list-item>
            </text:list>
            <text:p text:style-name="P56">Exemplo:</text:p>
            <text:p text:style-name="P26">{</text:p>
            <text:p text:style-name="P45"><text:span text:style-name="T6"><text:s text:c="7"/>“</text:span><text:span text:style-name="T7">id”</text:span><text:span text:style-name="T6">: “</text:span><text:span text:style-name="T7">1”</text:span><text:span text:style-name="T6">,</text:span></text:p>
            <text:p text:style-name="P26"><text:s text:c="7"/>“<text:span text:style-name="T19">nome”</text:span>: "<text:span text:style-name="T19">Lucas Carvalho</text:span>",</text:p>
            <text:p text:style-name="P26"><text:s text:c="7"/>“<text:span text:style-name="T20">email”: “ra1612655@dac.unicamp.br”,</text:span></text:p>
            <text:p text:style-name="P26"><text:s text:c="7"/>“<text:span text:style-name="T19">ra”: “161255”,</text:span></text:p>
            <text:p text:style-name="P26"><text:s text:c="7"/>“<text:span text:style-name="T19">papel”: “ROLE_ALUNO”</text:span></text:p>
            <text:p text:style-name="P26">}</text:p>
            <text:p text:style-name="P123"><text:span text:style-name="T21">Erro</text:span>:</text:p>
            <text:list xml:id="list171215920878064" text:continue-numbering="true" text:style-name="L1">
              <text:list-item>
                <text:list>
                  <text:list-item>
                    <text:p text:style-name="P140">Header: </text:p>
                    <text:list>
                      <text:list-item>
                        <text:p text:style-name="P170">Content-Type: application/json</text:p>
                      </text:list-item>
                      <text:list-item>
                        <text:p text:style-name="P166"><text:span text:style-name="T3">HTTP Status Code </text:span><text:span text:style-name="T4">401</text:span></text:p>
                      </text:list-item>
                    </text:list>
                  </text:list-item>
                  <text:list-item>
                    <text:p text:style-name="P151">Formato JSON:</text:p>
                    <text:list>
                      <text:list-item>
                        <text:p text:style-name="P162">Mensagem de erro: </text:p>
                        <text:list>
                          <text:list-item>
                            <text:p text:style-name="P162">Acesso negado</text:p>
                          </text:list-item>
                          <text:list-item>
                            <text:p text:style-name="P162">Token inválido</text:p>
                          </text:list-item>
                          <text:list-item>
                            <text:p text:style-name="P162">Sem permiss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6">Exemplo:</text:p>
            <text:p text:style-name="P26">{</text:p>
            <text:p text:style-name="P45"><text:span text:style-name="T6"><text:s text:c="7"/>“</text:span><text:span text:style-name="T11">mensagem</text:span><text:span text:style-name="T10">”: “</text:span><text:span text:style-name="T11">acesso negado”</text:span></text:p>
            <text:p text:style-name="P26">}</text:p>
          </table:table-cell>
        </table:table-row>
      </table:table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ID #</text:p>
          </table:table-cell>
          <table:table-cell table:style-name="Table2.B1" office:value-type="string">
            <text:p text:style-name="P79">2</text:p>
          </table:table-cell>
        </table:table-row>
        <table:table-row>
          <table:table-cell table:style-name="Table2.A1" office:value-type="string">
            <text:p text:style-name="P59">Descrição</text:p>
          </table:table-cell>
          <table:table-cell table:style-name="Table2.B2" office:value-type="string">
            <text:p text:style-name="P69"><text:span text:style-name="T33">Login –</text:span> <text:span text:style-name="T33">Encerrar Sessão</text:span></text:p>
          </table:table-cell>
        </table:table-row>
        <table:table-row>
          <table:table-cell table:style-name="Table2.A1" office:value-type="string">
            <text:p text:style-name="P59">Perfil</text:p>
          </table:table-cell>
          <table:table-cell table:style-name="Table2.B3" office:value-type="string">
            <text:p text:style-name="P69">Professor/Aluno</text:p>
          </table:table-cell>
        </table:table-row>
        <table:table-row>
          <table:table-cell table:style-name="Table2.A1" office:value-type="string">
            <text:p text:style-name="P59">Recurso</text:p>
          </table:table-cell>
          <table:table-cell table:style-name="Table2.B4" office:value-type="string">
            <text:p text:style-name="P69">/<text:span text:style-name="T22">mo409/logout</text:span></text:p>
          </table:table-cell>
        </table:table-row>
        <table:table-row>
          <table:table-cell table:style-name="Table2.A1" office:value-type="string">
            <text:p text:style-name="P59">Método</text:p>
          </table:table-cell>
          <table:table-cell table:style-name="Table2.B5" office:value-type="string">
            <text:p text:style-name="P79">GET</text:p>
          </table:table-cell>
        </table:table-row>
        <table:table-row>
          <table:table-cell table:style-name="Table2.A1" office:value-type="string">
            <text:p text:style-name="P111">Request </text:p>
          </table:table-cell>
          <table:table-cell table:style-name="Table2.B6" office:value-type="string">
            <text:list xml:id="list171216455730846" text:continue-numbering="true" text:style-name="L1">
              <text:list-item>
                <text:list>
                  <text:list-item>
                    <text:p text:style-name="P180">Header</text:p>
                    <text:list>
                      <text:list-item>
                        <text:p text:style-name="P16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2.A1" office:value-type="string">
            <text:p text:style-name="P59">Response</text:p>
          </table:table-cell>
          <table:table-cell table:style-name="Table2.B7" office:value-type="string">
            <text:p text:style-name="P102">Sucesso:</text:p>
            <text:list xml:id="list171215277704876" text:continue-numbering="true" text:style-name="L1">
              <text:list-item>
                <text:p text:style-name="P138">Header</text:p>
                <text:list>
                  <text:list-item>
                    <text:p text:style-name="P171">Content-Type: application/json</text:p>
                  </text:list-item>
                  <text:list-item>
                    <text:p text:style-name="P152"><text:soft-page-break/>HTTP Status Code 200</text:p>
                  </text:list-item>
                </text:list>
              </text:list-item>
              <text:list-item>
                <text:p text:style-name="P152">Formato JSON:</text:p>
              </text:list-item>
              <text:list-item>
                <text:p text:style-name="P131">Exemplo:</text:p>
              </text:list-item>
              <text:list-item>
                <text:p text:style-name="P133">{</text:p>
                <text:list>
                  <text:list-header>
                    <text:p text:style-name="P132"><text:span text:style-name="T9"><text:s text:c="7"/>“</text:span><text:span text:style-name="T10">mensagem</text:span><text:span text:style-name="T7">”</text:span><text:span text:style-name="T9">: “</text:span><text:span text:style-name="T10">ok</text:span><text:span text:style-name="T7">”</text:span></text:p>
                  </text:list-header>
                </text:list>
              </text:list-item>
            </text:list>
            <text:p text:style-name="P57">}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ID #</text:p>
          </table:table-cell>
          <table:table-cell table:style-name="Table3.B1" office:value-type="string">
            <text:p text:style-name="P79">3</text:p>
          </table:table-cell>
        </table:table-row>
        <table:table-row>
          <table:table-cell table:style-name="Table3.A1" office:value-type="string">
            <text:p text:style-name="P59">Descrição</text:p>
          </table:table-cell>
          <table:table-cell table:style-name="Table3.B2" office:value-type="string">
            <text:p text:style-name="P79">Professor – Visualizar Turmas para Abrir Chamada</text:p>
          </table:table-cell>
        </table:table-row>
        <table:table-row>
          <table:table-cell table:style-name="Table3.A1" office:value-type="string">
            <text:p text:style-name="P59">Perfil</text:p>
          </table:table-cell>
          <table:table-cell table:style-name="Table3.B3" office:value-type="string">
            <text:p text:style-name="P69">Professor</text:p>
          </table:table-cell>
        </table:table-row>
        <table:table-row>
          <table:table-cell table:style-name="Table3.A1" office:value-type="string">
            <text:p text:style-name="P59">Recurso</text:p>
          </table:table-cell>
          <table:table-cell table:style-name="Table3.B4" office:value-type="string">
            <text:p text:style-name="P70">/<text:span text:style-name="T22">mo409/professor/chamada</text:span></text:p>
          </table:table-cell>
        </table:table-row>
        <table:table-row>
          <table:table-cell table:style-name="Table3.A1" office:value-type="string">
            <text:p text:style-name="P59">Método</text:p>
          </table:table-cell>
          <table:table-cell table:style-name="Table3.B5" office:value-type="string">
            <text:p text:style-name="P79">GET</text:p>
          </table:table-cell>
        </table:table-row>
        <table:table-row>
          <table:table-cell table:style-name="Table3.A1" office:value-type="string">
            <text:p text:style-name="P111">Request </text:p>
          </table:table-cell>
          <table:table-cell table:style-name="Table3.B6" office:value-type="string">
            <text:list xml:id="list171215008785367" text:continue-numbering="true" text:style-name="L1">
              <text:list-item>
                <text:list>
                  <text:list-item>
                    <text:p text:style-name="P180">Header</text:p>
                    <text:list>
                      <text:list-item>
                        <text:p text:style-name="P164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3.A1" office:value-type="string">
            <text:p text:style-name="P59">Response</text:p>
          </table:table-cell>
          <table:table-cell table:style-name="Table3.B7" office:value-type="string">
            <text:p text:style-name="P102">Sucesso:</text:p>
            <text:list xml:id="list171216460873324" text:continue-numbering="true" text:style-name="L1">
              <text:list-item>
                <text:p text:style-name="P141">Header</text:p>
                <text:list>
                  <text:list-item>
                    <text:p text:style-name="P172">Content-Type: application/json</text:p>
                  </text:list-item>
                  <text:list-item>
                    <text:p text:style-name="P153">HTTP Status Code 200</text:p>
                  </text:list-item>
                </text:list>
              </text:list-item>
              <text:list-item>
                <text:p text:style-name="P152">Formato JSON:</text:p>
              </text:list-item>
            </text:list>
            <text:p text:style-name="P46">Exemplo:</text:p>
            <text:p text:style-name="P27">[</text:p>
            <text:p text:style-name="P12">{</text:p>
            <text:p text:style-name="P35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7">1”</text:span><text:span text:style-name="T6">,</text:span></text:p>
            <text:p text:style-name="P11"><text:s text:c="7"/>“<text:span text:style-name="T17">codTurma”</text:span>: "<text:span text:style-name="T17">A</text:span>",</text:p>
            <text:p text:style-name="P11"><text:s text:c="7"/>“<text:span text:style-name="T17">codDisciplina”: “MO409”,</text:span></text:p>
            <text:p text:style-name="P11"><text:s text:c="7"/>“<text:span text:style-name="T17">nomeDisciplina”: “Engenharia de Software I”</text:span></text:p>
            <text:p text:style-name="P12">},</text:p>
            <text:p text:style-name="P13">{</text:p>
            <text:p text:style-name="P36"><text:span text:style-name="T6"><text:s text:c="7"/>“</text:span><text:span text:style-name="T7">id</text:span><text:span text:style-name="T13">Turma</text:span><text:span text:style-name="T7">”</text:span><text:span text:style-name="T6">: “</text:span><text:span text:style-name="T8">2</text:span><text:span text:style-name="T7">”</text:span><text:span text:style-name="T6">,</text:span></text:p>
            <text:p text:style-name="P13"><text:s text:c="7"/>“<text:span text:style-name="T17">codTurma”</text:span>: "<text:span text:style-name="T18">B</text:span>",</text:p>
            <text:p text:style-name="P13"><text:s text:c="7"/>“<text:span text:style-name="T17">codDisciplina”: “MC302”,</text:span></text:p>
            <text:p text:style-name="P13"><text:s text:c="7"/>“<text:span text:style-name="T17">nomeDisciplina”: “Programação Orientada a Objetos”</text:span></text:p>
            <text:p text:style-name="P13">}</text:p>
            <text:p text:style-name="P27">]</text:p>
          </table:table-cell>
        </table:table-row>
      </table:table>
      <text:p text:style-name="P1"/>
      <text:p text:style-name="P1"/>
      <text:p text:style-name="P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60">ID #</text:p>
          </table:table-cell>
          <table:table-cell table:style-name="Table5.B1" office:value-type="string">
            <text:p text:style-name="P88">4</text:p>
          </table:table-cell>
        </table:table-row>
        <table:table-row>
          <table:table-cell table:style-name="Table5.A1" office:value-type="string">
            <text:p text:style-name="P60">Descrição</text:p>
          </table:table-cell>
          <table:table-cell table:style-name="Table5.B2" office:value-type="string">
            <text:p text:style-name="P80">Professor – Abrir Chamada</text:p>
          </table:table-cell>
        </table:table-row>
        <table:table-row>
          <table:table-cell table:style-name="Table5.A1" office:value-type="string">
            <text:p text:style-name="P60">Perfil</text:p>
          </table:table-cell>
          <table:table-cell table:style-name="Table5.B3" office:value-type="string">
            <text:p text:style-name="P71">Professor</text:p>
          </table:table-cell>
        </table:table-row>
        <table:table-row>
          <table:table-cell table:style-name="Table5.A1" office:value-type="string">
            <text:p text:style-name="P60">Recurso</text:p>
          </table:table-cell>
          <table:table-cell table:style-name="Table5.B4" office:value-type="string">
            <text:p text:style-name="P71">/<text:span text:style-name="T22">mo409/professor/chamada/abrir</text:span></text:p>
          </table:table-cell>
        </table:table-row>
        <table:table-row>
          <table:table-cell table:style-name="Table5.A1" office:value-type="string">
            <text:p text:style-name="P60">Método</text:p>
          </table:table-cell>
          <table:table-cell table:style-name="Table5.B5" office:value-type="string">
            <text:p text:style-name="P87">POST</text:p>
          </table:table-cell>
        </table:table-row>
        <table:table-row>
          <table:table-cell table:style-name="Table5.A1" office:value-type="string">
            <text:p text:style-name="P112">Request</text:p>
          </table:table-cell>
          <table:table-cell table:style-name="Table5.B6" office:value-type="string">
            <text:list xml:id="list171214697720332" text:continue-numbering="true" text:style-name="L1">
              <text:list-item>
                <text:list>
                  <text:list-item>
                    <text:p text:style-name="P125">Header</text:p>
                    <text:list>
                      <text:list-item>
                        <text:p text:style-name="P125">X-Auth-Token: token</text:p>
                      </text:list-item>
                      <text:list-item>
                        <text:p text:style-name="P125">Content-Type: application/json</text:p>
                      </text:list-item>
                    </text:list>
                  </text:list-item>
                  <text:list-item>
                    <text:p text:style-name="P125">Body</text:p>
                    <text:list>
                      <text:list-item>
                        <text:p text:style-name="P125">Exemplo</text:p>
                      </text:list-item>
                    </text:list>
                  </text:list-item>
                </text:list>
              </text:list-item>
            </text:list>
            <text:p text:style-name="P9">[{</text:p>
            <text:p text:style-name="P9"><text:s text:c="4"/>"idTurma":1</text:p>
            <text:p text:style-name="P9">},</text:p>
            <text:p text:style-name="P9">{</text:p>
            <text:p text:style-name="P9"><text:s text:c="4"/>"idTurma":2</text:p>
            <text:p text:style-name="P9">}]</text:p>
          </table:table-cell>
        </table:table-row>
        <table:table-row>
          <table:table-cell table:style-name="Table5.A1" office:value-type="string">
            <text:p text:style-name="P60">Response</text:p>
          </table:table-cell>
          <table:table-cell table:style-name="Table5.B7" office:value-type="string">
            <text:p text:style-name="P103">Sucesso:</text:p>
            <text:list xml:id="list171216104010681" text:continue-numbering="true" text:style-name="L1">
              <text:list-item>
                <text:p text:style-name="P142">Header</text:p>
                <text:list>
                  <text:list-item>
                    <text:p text:style-name="P173">Content-Type: application/json</text:p>
                  </text:list-item>
                  <text:list-item>
                    <text:p text:style-name="P154">HTTP Status Code 200</text:p>
                  </text:list-item>
                </text:list>
              </text:list-item>
              <text:list-item>
                <text:p text:style-name="P154">Formato JSON:</text:p>
              </text:list-item>
            </text:list>
            <text:p text:style-name="P49">Exemplo:</text:p>
            <text:p text:style-name="P34">[</text:p>
            <text:p text:style-name="P34"><text:s text:c="2"/>{</text:p>
            <text:p text:style-name="P34"><text:s text:c="4"/>"turma": {</text:p>
            <text:p text:style-name="P34"><text:s text:c="6"/>"codDisciplina": "MO409",</text:p>
            <text:p text:style-name="P34"><text:s text:c="6"/>"idTurma": 1,</text:p>
            <text:p text:style-name="P34"><text:s text:c="6"/>"nomeDisciplina": "Engenharia de Software II",</text:p>
            <text:p text:style-name="P34"><text:s text:c="6"/>"codTurma": "A"</text:p>
            <text:p text:style-name="P34"><text:s text:c="4"/>},</text:p>
            <text:p text:style-name="P34"><text:s text:c="4"/>"idChamada": 41,</text:p>
            <text:p text:style-name="P34"><text:s text:c="4"/>"horaInicio": "08:02",</text:p>
            <text:p text:style-name="P34"><text:s text:c="4"/>"dataChamada": "06-23-2015"</text:p>
            <text:p text:style-name="P34"><text:s text:c="2"/>},</text:p>
            <text:p text:style-name="P34"><text:s text:c="2"/>{</text:p>
            <text:p text:style-name="P34"><text:s text:c="4"/>"turma": {</text:p>
            <text:p text:style-name="P34"><text:s text:c="6"/>"codDisciplina": "MC626",</text:p>
            <text:p text:style-name="P34"><text:s text:c="6"/>"idTurma": 2,</text:p>
            <text:p text:style-name="P34"><text:s text:c="6"/>"nomeDisciplina": "Análise e Projeto de Sistema de Informação",</text:p>
            <text:p text:style-name="P34"><text:s text:c="6"/>"codTurma": "A"</text:p>
            <text:p text:style-name="P34"><text:s text:c="4"/>},</text:p>
            <text:p text:style-name="P34"><text:soft-page-break/><text:s text:c="4"/>"idChamada": 42,</text:p>
            <text:p text:style-name="P34"><text:s text:c="4"/>"horaInicio": "08:02",</text:p>
            <text:p text:style-name="P34"><text:s text:c="4"/>"dataChamada": "06-23-2015"</text:p>
            <text:p text:style-name="P34"><text:s text:c="2"/>}</text:p>
            <text:p text:style-name="P34">]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1">ID #</text:p>
          </table:table-cell>
          <table:table-cell table:style-name="Table4.B1" office:value-type="string">
            <text:p text:style-name="P89">5</text:p>
          </table:table-cell>
        </table:table-row>
        <table:table-row>
          <table:table-cell table:style-name="Table4.A1" office:value-type="string">
            <text:p text:style-name="P61">Descrição</text:p>
          </table:table-cell>
          <table:table-cell table:style-name="Table4.B2" office:value-type="string">
            <text:p text:style-name="P81">Professor – <text:span text:style-name="T24">Encerrar</text:span> Chamada</text:p>
          </table:table-cell>
        </table:table-row>
        <table:table-row>
          <table:table-cell table:style-name="Table4.A1" office:value-type="string">
            <text:p text:style-name="P61">Perfil</text:p>
          </table:table-cell>
          <table:table-cell table:style-name="Table4.B3" office:value-type="string">
            <text:p text:style-name="P72">Professor</text:p>
          </table:table-cell>
        </table:table-row>
        <table:table-row>
          <table:table-cell table:style-name="Table4.A1" office:value-type="string">
            <text:p text:style-name="P61">Recurso</text:p>
          </table:table-cell>
          <table:table-cell table:style-name="Table4.B4" office:value-type="string">
            <text:p text:style-name="P76">/<text:span text:style-name="T22">mo409/professor/chamada/encerrar</text:span></text:p>
          </table:table-cell>
        </table:table-row>
        <table:table-row>
          <table:table-cell table:style-name="Table4.A1" office:value-type="string">
            <text:p text:style-name="P61">Método</text:p>
          </table:table-cell>
          <table:table-cell table:style-name="Table4.B5" office:value-type="string">
            <text:p text:style-name="P89">GET</text:p>
          </table:table-cell>
        </table:table-row>
        <table:table-row>
          <table:table-cell table:style-name="Table4.A1" office:value-type="string">
            <text:p text:style-name="P113">Request</text:p>
          </table:table-cell>
          <table:table-cell table:style-name="Table4.B6" office:value-type="string">
            <text:list xml:id="list171216124831236" text:continue-numbering="true" text:style-name="L1">
              <text:list-item>
                <text:list>
                  <text:list-item>
                    <text:p text:style-name="P183">Header</text:p>
                    <text:list>
                      <text:list-item>
                        <text:p text:style-name="P183">X-Auth-Token: token</text:p>
                        <text:p text:style-name="P183"/>
                      </text:list-item>
                    </text:list>
                  </text:list-item>
                  <text:list-item>
                    <text:p text:style-name="P126">Body</text:p>
                    <text:list>
                      <text:list-item>
                        <text:p text:style-name="P129">Exemplo</text:p>
                      </text:list-item>
                    </text:list>
                  </text:list-item>
                </text:list>
              </text:list-item>
              <text:list-item>
                <text:p text:style-name="P126">[{</text:p>
              </text:list-item>
              <text:list-item>
                <text:p text:style-name="P126"><text:s text:c="4"/>"id<text:span text:style-name="T31">Chamada</text:span>":1</text:p>
              </text:list-item>
              <text:list-item>
                <text:p text:style-name="P126">},</text:p>
              </text:list-item>
              <text:list-item>
                <text:p text:style-name="P126">{</text:p>
              </text:list-item>
              <text:list-item>
                <text:p text:style-name="P126"><text:s text:c="4"/>"id<text:span text:style-name="T31">Chamada</text:span>":2</text:p>
              </text:list-item>
            </text:list>
            <text:p text:style-name="P124">}]</text:p>
          </table:table-cell>
        </table:table-row>
        <table:table-row>
          <table:table-cell table:style-name="Table4.A1" office:value-type="string">
            <text:p text:style-name="P61">Response</text:p>
          </table:table-cell>
          <table:table-cell table:style-name="Table4.B7" office:value-type="string">
            <text:p text:style-name="P104">Sucesso:</text:p>
            <text:list xml:id="list171214951511431" text:continue-numbering="true" text:style-name="L1">
              <text:list-item>
                <text:p text:style-name="P143">Header</text:p>
                <text:list>
                  <text:list-item>
                    <text:p text:style-name="P174">Content-Type: application/json</text:p>
                  </text:list-item>
                  <text:list-item>
                    <text:p text:style-name="P155">HTTP Status Code 200</text:p>
                  </text:list-item>
                </text:list>
              </text:list-item>
              <text:list-item>
                <text:p text:style-name="P155">Formato JSON:</text:p>
              </text:list-item>
            </text:list>
            <text:p text:style-name="P50">Exemplo:</text:p>
            <text:p text:style-name="P16">{</text:p>
            <text:p text:style-name="P39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6"><text:s text:c="7"/>“<text:span text:style-name="T23">horaInicio”</text:span>: "<text:span text:style-name="T23">10:00</text:span>",</text:p>
            <text:p text:style-name="P16"><text:s text:c="7"/>“<text:span text:style-name="T23">horaFim”</text:span>: "<text:span text:style-name="T23">12:00</text:span>",</text:p>
            <text:p text:style-name="P16"><text:s text:c="7"/>“<text:span text:style-name="T23">dataChamada”: “10/06/2015”,</text:span></text:p>
            <text:p text:style-name="P23"><text:s text:c="7"/>“<text:span text:style-name="T30">numeroPresentes”: “30/50”,</text:span></text:p>
            <text:p text:style-name="P16"><text:s text:c="7"/>“<text:span text:style-name="T23">turmas”: [ </text:span></text:p>
            <text:p text:style-name="P28"><text:s text:c="16"/>{ </text:p>
            <text:p text:style-name="P28"><text:s text:c="24"/>“idTurma”: “1”,</text:p>
            <text:p text:style-name="P16"><text:s text:c="24"/>“<text:span text:style-name="T23">codTurma</text:span>”:”<text:span text:style-name="T23">A</text:span>”,</text:p>
            <text:p text:style-name="P16"><text:s text:c="24"/>“<text:span text:style-name="T23">codDisciplina</text:span>”:”<text:span text:style-name="T23">MO409</text:span>”,</text:p>
            <text:p text:style-name="P16"><text:s text:c="24"/>“<text:span text:style-name="T23">nomeDisciplina</text:span>”:”<text:span text:style-name="T23">Engenharia de Software I”,</text:span></text:p>
            <text:p text:style-name="P23"><text:soft-page-break/><text:s text:c="24"/>“<text:span text:style-name="T30">nomeProfessor”:”Eliane Martins”</text:span></text:p>
            <text:p text:style-name="P16"><text:s text:c="17"/><text:span text:style-name="T23">},</text:span></text:p>
            <text:p text:style-name="P16"><text:s text:c="17"/><text:span text:style-name="T23">{ </text:span></text:p>
            <text:p text:style-name="P28"><text:s text:c="24"/>“idTurma”: “1”,</text:p>
            <text:p text:style-name="P16"><text:s text:c="24"/>“<text:span text:style-name="T23">codTurma</text:span>”:”<text:span text:style-name="T23">A</text:span>”,</text:p>
            <text:p text:style-name="P16"><text:s text:c="24"/>“<text:span text:style-name="T23">codDisciplina</text:span>”:”<text:span text:style-name="T23">MO409</text:span>”,</text:p>
            <text:p text:style-name="P16"><text:s text:c="24"/>“<text:span text:style-name="T23">nomeDisciplina</text:span>”:”<text:span text:style-name="T23">Engenharia de Software I”,</text:span></text:p>
            <text:p text:style-name="P23"><text:s text:c="24"/>“<text:span text:style-name="T30">nomeProfessor”:”Eliane Martins”</text:span></text:p>
            <text:p text:style-name="P16"><text:s text:c="17"/><text:span text:style-name="T23">}]</text:span></text:p>
            <text:p text:style-name="P16">}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ID #</text:p>
          </table:table-cell>
          <table:table-cell table:style-name="Table6.B1" office:value-type="string">
            <text:p text:style-name="P93">6</text:p>
          </table:table-cell>
        </table:table-row>
        <table:table-row>
          <table:table-cell table:style-name="Table6.A1" office:value-type="string">
            <text:p text:style-name="P62">Descrição</text:p>
          </table:table-cell>
          <table:table-cell table:style-name="Table6.B2" office:value-type="string">
            <text:p text:style-name="P82">Professor – <text:span text:style-name="T25">Notificação Frequência</text:span></text:p>
          </table:table-cell>
        </table:table-row>
        <table:table-row>
          <table:table-cell table:style-name="Table6.A1" office:value-type="string">
            <text:p text:style-name="P62">Perfil</text:p>
          </table:table-cell>
          <table:table-cell table:style-name="Table6.B3" office:value-type="string">
            <text:p text:style-name="P73">Professor</text:p>
          </table:table-cell>
        </table:table-row>
        <table:table-row>
          <table:table-cell table:style-name="Table6.A1" office:value-type="string">
            <text:p text:style-name="P62">Recurso</text:p>
          </table:table-cell>
          <table:table-cell table:style-name="Table6.B4" office:value-type="string">
            <text:p text:style-name="P76">/<text:span text:style-name="T22">mo409/professor/chamada/relatorio</text:span></text:p>
          </table:table-cell>
        </table:table-row>
        <table:table-row>
          <table:table-cell table:style-name="Table6.A1" office:value-type="string">
            <text:p text:style-name="P62">Método</text:p>
          </table:table-cell>
          <table:table-cell table:style-name="Table6.B5" office:value-type="string">
            <text:p text:style-name="P100">POST</text:p>
          </table:table-cell>
        </table:table-row>
        <table:table-row>
          <table:table-cell table:style-name="Table6.A1" office:value-type="string">
            <text:p text:style-name="P114">Request</text:p>
          </table:table-cell>
          <table:table-cell table:style-name="Table6.B6" office:value-type="string">
            <text:list xml:id="list171216084026901" text:continue-numbering="true" text:style-name="L1">
              <text:list-item>
                <text:list>
                  <text:list-item>
                    <text:p text:style-name="P184">Header</text:p>
                    <text:list>
                      <text:list-item>
                        <text:p text:style-name="P184">X-Auth-Token: token</text:p>
                      </text:list-item>
                    </text:list>
                  </text:list-item>
                  <text:list-item>
                    <text:p text:style-name="P127">Body</text:p>
                    <text:list>
                      <text:list-item>
                        <text:p text:style-name="P130">Exemplo</text:p>
                      </text:list-item>
                    </text:list>
                  </text:list-item>
                </text:list>
              </text:list-item>
              <text:list-item>
                <text:p text:style-name="P127">[{</text:p>
              </text:list-item>
              <text:list-item>
                <text:p text:style-name="P127"><text:s text:c="4"/>"id<text:span text:style-name="T31">Chamada</text:span>":1</text:p>
              </text:list-item>
              <text:list-item>
                <text:p text:style-name="P127">},</text:p>
              </text:list-item>
              <text:list-item>
                <text:p text:style-name="P127">{</text:p>
              </text:list-item>
              <text:list-item>
                <text:p text:style-name="P127"><text:s text:c="4"/>"id<text:span text:style-name="T31">Chamada</text:span>":2</text:p>
              </text:list-item>
              <text:list-item>
                <text:p text:style-name="P130">}]</text:p>
              </text:list-item>
            </text:list>
          </table:table-cell>
        </table:table-row>
        <table:table-row>
          <table:table-cell table:style-name="Table6.A1" office:value-type="string">
            <text:p text:style-name="P62">Response</text:p>
          </table:table-cell>
          <table:table-cell table:style-name="Table6.B7" office:value-type="string">
            <text:p text:style-name="P105">Sucesso:</text:p>
            <text:list xml:id="list171214903472050" text:continue-numbering="true" text:style-name="L1">
              <text:list-item>
                <text:p text:style-name="P144">Header</text:p>
                <text:list>
                  <text:list-item>
                    <text:p text:style-name="P175">Content-Type: application/json</text:p>
                  </text:list-item>
                  <text:list-item>
                    <text:p text:style-name="P156">HTTP Status Code 200</text:p>
                  </text:list-item>
                </text:list>
              </text:list-item>
              <text:list-item>
                <text:p text:style-name="P156">Formato JSON:</text:p>
              </text:list-item>
            </text:list>
            <text:p text:style-name="P51">Exemplo:</text:p>
            <text:p text:style-name="P17">{</text:p>
            <text:p text:style-name="P40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7"><text:s text:c="7"/>“<text:span text:style-name="T23">horaInicio”</text:span>: "<text:span text:style-name="T23">10:00</text:span>",</text:p>
            <text:p text:style-name="P17"><text:s text:c="7"/>“<text:span text:style-name="T23">horaFim”</text:span>: "<text:span text:style-name="T23">12:00</text:span>",</text:p>
            <text:p text:style-name="P17"><text:s text:c="7"/>“<text:span text:style-name="T23">dataChamada”: “10/06/2015”,</text:span></text:p>
            <text:p text:style-name="P17"><text:s text:c="7"/>“<text:span text:style-name="T23">turmas”: [ </text:span></text:p>
            <text:p text:style-name="P29"><text:s text:c="16"/>{ </text:p>
            <text:p text:style-name="P29"><text:soft-page-break/><text:s text:c="24"/>“idTurma”: “1”,</text:p>
            <text:p text:style-name="P17"><text:s text:c="24"/>“<text:span text:style-name="T23">codTurma</text:span>”:”<text:span text:style-name="T23">A</text:span>”,</text:p>
            <text:p text:style-name="P17"><text:s text:c="24"/>“<text:span text:style-name="T23">codDisciplina</text:span>”:”<text:span text:style-name="T23">MO409</text:span>”,</text:p>
            <text:p text:style-name="P17"><text:s text:c="24"/>“<text:span text:style-name="T23">nomeDisciplina</text:span>”:”<text:span text:style-name="T23">Engenharia de Software I”,</text:span></text:p>
            <text:p text:style-name="P17"><text:s text:c="24"/><text:bookmark-start text:name="__DdeLink__1549_431467073"/>“<text:span text:style-name="T30">nomeProfessor”:”Eliane Martins”</text:span><text:bookmark-end text:name="__DdeLink__1549_431467073"/></text:p>
            <text:p text:style-name="P17"><text:s text:c="17"/><text:span text:style-name="T23">},</text:span></text:p>
            <text:p text:style-name="P17"><text:s text:c="17"/><text:span text:style-name="T23">{ </text:span></text:p>
            <text:p text:style-name="P29"><text:s text:c="24"/>“idTurma”: “1”,</text:p>
            <text:p text:style-name="P17"><text:s text:c="24"/>“<text:span text:style-name="T23">codTurma</text:span>”:”<text:span text:style-name="T23">A</text:span>”,</text:p>
            <text:p text:style-name="P17"><text:s text:c="24"/>“<text:span text:style-name="T23">codDisciplina</text:span>”:”<text:span text:style-name="T23">MC302</text:span>”,</text:p>
            <text:p text:style-name="P17"><text:s text:c="24"/>“<text:span text:style-name="T23">nomeDisciplina</text:span>”:”<text:span text:style-name="T30">Programação Orientada a Objetos”,</text:span></text:p>
            <text:p text:style-name="P23"><text:s text:c="24"/>“<text:span text:style-name="T30">nomeProfessor”:”Eliane Martins”</text:span></text:p>
            <text:p text:style-name="P17"><text:s text:c="17"/><text:span text:style-name="T23">}],</text:span></text:p>
            <text:p text:style-name="P17"><text:s text:c="6"/>“<text:span text:style-name="T25">frequencia”: [ </text:span></text:p>
            <text:p text:style-name="P29"><text:s text:c="16"/>{ </text:p>
            <text:p text:style-name="P29"><text:s text:c="24"/>“raAluno”: “161255”,</text:p>
            <text:p text:style-name="P17"><text:s text:c="24"/>“<text:span text:style-name="T25">nome</text:span>”:”<text:span text:style-name="T25">Lucas Augusto Carvalho</text:span>”,</text:p>
            <text:p text:style-name="P17"><text:s text:c="24"/>“<text:span text:style-name="T25">status</text:span>”:”<text:span text:style-name="T25">Presente</text:span>”</text:p>
            <text:p text:style-name="P17"><text:s text:c="17"/><text:span text:style-name="T23">},</text:span></text:p>
            <text:p text:style-name="P17"><text:s text:c="17"/><text:span text:style-name="T23">{ </text:span></text:p>
            <text:p text:style-name="P29"><text:s text:c="24"/>“raAluno”: “121551”,</text:p>
            <text:p text:style-name="P17"><text:s text:c="24"/>“<text:span text:style-name="T25">nome</text:span>”:”<text:span text:style-name="T25">João Ninguém</text:span>”,</text:p>
            <text:p text:style-name="P17"><text:s text:c="24"/>“<text:span text:style-name="T25">status</text:span>”:”<text:span text:style-name="T25">Ausente</text:span>”</text:p>
            <text:p text:style-name="P17"><text:s text:c="17"/><text:span text:style-name="T23">}]</text:span></text:p>
            <text:p text:style-name="P17">}</text:p>
          </table:table-cell>
        </table:table-row>
      </table:table>
      <text:p text:style-name="P4"/>
      <text:p text:style-name="P4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3">ID #</text:p>
          </table:table-cell>
          <table:table-cell table:style-name="Table7.B1" office:value-type="string">
            <text:p text:style-name="P94">7</text:p>
          </table:table-cell>
        </table:table-row>
        <table:table-row>
          <table:table-cell table:style-name="Table7.A1" office:value-type="string">
            <text:p text:style-name="P63">Descrição</text:p>
          </table:table-cell>
          <table:table-cell table:style-name="Table7.B2" office:value-type="string">
            <text:p text:style-name="P83"><text:span text:style-name="T26">Aluno</text:span> – <text:span text:style-name="T26">Visualizar Turma com Chamada Aberta</text:span></text:p>
          </table:table-cell>
        </table:table-row>
        <table:table-row>
          <table:table-cell table:style-name="Table7.A1" office:value-type="string">
            <text:p text:style-name="P63">Perfil</text:p>
          </table:table-cell>
          <table:table-cell table:style-name="Table7.B3" office:value-type="string">
            <text:p text:style-name="P94">Aluno</text:p>
          </table:table-cell>
        </table:table-row>
        <table:table-row>
          <table:table-cell table:style-name="Table7.A1" office:value-type="string">
            <text:p text:style-name="P63">Recurso</text:p>
          </table:table-cell>
          <table:table-cell table:style-name="Table7.B4" office:value-type="string">
            <text:p text:style-name="P74">/<text:span text:style-name="T22">mo409/aluno/chamada</text:span></text:p>
          </table:table-cell>
        </table:table-row>
        <table:table-row>
          <table:table-cell table:style-name="Table7.A1" office:value-type="string">
            <text:p text:style-name="P63">Método</text:p>
          </table:table-cell>
          <table:table-cell table:style-name="Table7.B5" office:value-type="string">
            <text:p text:style-name="P90">GET</text:p>
          </table:table-cell>
        </table:table-row>
        <table:table-row>
          <table:table-cell table:style-name="Table7.A1" office:value-type="string">
            <text:p text:style-name="P115">Request</text:p>
          </table:table-cell>
          <table:table-cell table:style-name="Table7.B6" office:value-type="string">
            <text:list xml:id="list171215072066017" text:continue-numbering="true" text:style-name="L1">
              <text:list-item>
                <text:list>
                  <text:list-item>
                    <text:p text:style-name="P185">Header</text:p>
                    <text:list>
                      <text:list-item>
                        <text:p text:style-name="P185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7.A1" office:value-type="string">
            <text:p text:style-name="P63">Response</text:p>
          </table:table-cell>
          <table:table-cell table:style-name="Table7.B7" office:value-type="string">
            <text:p text:style-name="P106">Sucesso:</text:p>
            <text:list xml:id="list171214565373113" text:continue-numbering="true" text:style-name="L1">
              <text:list-item>
                <text:p text:style-name="P145"><text:soft-page-break/>Header</text:p>
                <text:list>
                  <text:list-item>
                    <text:p text:style-name="P176">Content-Type: application/json</text:p>
                  </text:list-item>
                  <text:list-item>
                    <text:p text:style-name="P157">HTTP Status Code 200</text:p>
                  </text:list-item>
                </text:list>
              </text:list-item>
              <text:list-item>
                <text:p text:style-name="P157">Formato JSON:</text:p>
              </text:list-item>
            </text:list>
            <text:p text:style-name="P52">Exemplo:</text:p>
            <text:p text:style-name="P18">{</text:p>
            <text:p text:style-name="P41"><text:span text:style-name="T6"><text:s text:c="7"/>“</text:span><text:span text:style-name="T7">id</text:span><text:span text:style-name="T12">Chamada</text:span><text:span text:style-name="T7">”</text:span><text:span text:style-name="T6">: “</text:span><text:span text:style-name="T7">1”</text:span><text:span text:style-name="T6">,</text:span></text:p>
            <text:p text:style-name="P18"><text:s text:c="7"/>“<text:span text:style-name="T23">horaInicio”</text:span>: "<text:span text:style-name="T23">10:00</text:span>",</text:p>
            <text:p text:style-name="P18"><text:s text:c="7"/>“<text:span text:style-name="T23">dataChamada”: “10/06/2015”,</text:span></text:p>
            <text:p text:style-name="P18"><text:s text:c="7"/>“<text:span text:style-name="T23">turma”: </text:span></text:p>
            <text:p text:style-name="P30"><text:s text:c="16"/>{ </text:p>
            <text:p text:style-name="P30"><text:s text:c="24"/>“idTurma”: “1”,</text:p>
            <text:p text:style-name="P18"><text:s text:c="24"/>“<text:span text:style-name="T23">codTurma</text:span>”:”<text:span text:style-name="T23">A</text:span>”,</text:p>
            <text:p text:style-name="P18"><text:s text:c="24"/>“<text:span text:style-name="T23">codDisciplina</text:span>”:”<text:span text:style-name="T23">MO409</text:span>”,</text:p>
            <text:p text:style-name="P18"><text:s text:c="24"/>“<text:span text:style-name="T23">nomeDisciplina</text:span>”:”<text:span text:style-name="T23">Engenharia de Software I”,</text:span></text:p>
            <text:p text:style-name="P24"><text:s text:c="24"/>“<text:span text:style-name="T30">nomeProfessor”:”Eliane Martins”</text:span></text:p>
            <text:p text:style-name="P18"><text:s text:c="17"/><text:span text:style-name="T23">}</text:span></text:p>
            <text:p text:style-name="P18">}</text:p>
          </table:table-cell>
        </table:table-row>
      </table:table>
      <text:p text:style-name="P5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4">ID #</text:p>
          </table:table-cell>
          <table:table-cell table:style-name="Table8.B1" office:value-type="string">
            <text:p text:style-name="P98">8</text:p>
          </table:table-cell>
        </table:table-row>
        <table:table-row>
          <table:table-cell table:style-name="Table8.A1" office:value-type="string">
            <text:p text:style-name="P64">Descrição</text:p>
          </table:table-cell>
          <table:table-cell table:style-name="Table8.B2" office:value-type="string">
            <text:p text:style-name="P84"><text:span text:style-name="T26">Aluno</text:span> – <text:span text:style-name="T27">Fazer CheckIn</text:span></text:p>
          </table:table-cell>
        </table:table-row>
        <table:table-row>
          <table:table-cell table:style-name="Table8.A1" office:value-type="string">
            <text:p text:style-name="P64">Perfil</text:p>
          </table:table-cell>
          <table:table-cell table:style-name="Table8.B3" office:value-type="string">
            <text:p text:style-name="P95">Aluno</text:p>
          </table:table-cell>
        </table:table-row>
        <table:table-row>
          <table:table-cell table:style-name="Table8.A1" office:value-type="string">
            <text:p text:style-name="P64">Recurso</text:p>
          </table:table-cell>
          <table:table-cell table:style-name="Table8.B4" office:value-type="string">
            <text:p text:style-name="P75">/<text:span text:style-name="T22">mo409/aluno/chamada/checkin</text:span></text:p>
          </table:table-cell>
        </table:table-row>
        <table:table-row>
          <table:table-cell table:style-name="Table8.A1" office:value-type="string">
            <text:p text:style-name="P64">Método</text:p>
          </table:table-cell>
          <table:table-cell table:style-name="Table8.B5" office:value-type="string">
            <text:p text:style-name="P190">POST</text:p>
          </table:table-cell>
        </table:table-row>
        <table:table-row>
          <table:table-cell table:style-name="Table8.A1" office:value-type="string">
            <text:p text:style-name="P116">Request</text:p>
          </table:table-cell>
          <table:table-cell table:style-name="Table8.B6" office:value-type="string">
            <text:list xml:id="list171215570426274" text:continue-numbering="true" text:style-name="L1">
              <text:list-item>
                <text:list>
                  <text:list-item>
                    <text:p text:style-name="P186">Header</text:p>
                    <text:list>
                      <text:list-item>
                        <text:p text:style-name="P186">X-Auth-Token: token</text:p>
                      </text:list-item>
                      <text:list-item>
                        <text:p text:style-name="P189">Content-Type: application/json</text:p>
                      </text:list-item>
                    </text:list>
                  </text:list-item>
                  <text:list-item>
                    <text:p text:style-name="P189">Body</text:p>
                  </text:list-item>
                </text:list>
              </text:list-item>
              <text:list-item>
                <text:p text:style-name="P128">{</text:p>
              </text:list-item>
              <text:list-item>
                <text:p text:style-name="P128"><text:s text:c="4"/>"id<text:span text:style-name="T31">Chamada</text:span>":1</text:p>
              </text:list-item>
              <text:list-item>
                <text:p text:style-name="P128">}</text:p>
              </text:list-item>
            </text:list>
          </table:table-cell>
        </table:table-row>
        <table:table-row>
          <table:table-cell table:style-name="Table8.A1" office:value-type="string">
            <text:p text:style-name="P64">Response</text:p>
          </table:table-cell>
          <table:table-cell table:style-name="Table8.B7" office:value-type="string">
            <text:p text:style-name="P107">Sucesso:</text:p>
            <text:list xml:id="list171214869174113" text:continue-numbering="true" text:style-name="L1">
              <text:list-item>
                <text:p text:style-name="P146">Header</text:p>
                <text:list>
                  <text:list-item>
                    <text:p text:style-name="P177">Content-Type: application/json</text:p>
                  </text:list-item>
                  <text:list-item>
                    <text:p text:style-name="P158">HTTP Status Code 200</text:p>
                  </text:list-item>
                </text:list>
              </text:list-item>
              <text:list-item>
                <text:p text:style-name="P158">Formato JSON:</text:p>
              </text:list-item>
            </text:list>
            <text:p text:style-name="P53">Exemplo:</text:p>
            <text:p text:style-name="P19">{</text:p>
            <text:p text:style-name="P42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19"><text:soft-page-break/><text:s text:c="7"/>“<text:span text:style-name="T28">dataHora”</text:span>: "<text:span text:style-name="T28">20/05/2015 10:00</text:span>",</text:p>
            <text:p text:style-name="P134"><text:s text:c="7"/>“<text:span text:style-name="T34">chamada”: {</text:span></text:p>
            <text:p text:style-name="P134"><text:s text:c="17"/>“<text:span text:style-name="T17">idChamada”</text:span>: “<text:span text:style-name="T17">1”</text:span>,</text:p>
            <text:p text:style-name="P19"><text:s text:c="17"/>“<text:span text:style-name="T23">dataChamada”: “10/06/2015”,</text:span></text:p>
            <text:p text:style-name="P20"><text:s text:c="18"/>“<text:span text:style-name="T28">horaInicio”</text:span>: “<text:span text:style-name="T28">20:00”</text:span></text:p>
            <text:p text:style-name="P20"><text:s text:c="7"/><text:span text:style-name="T34">},</text:span></text:p>
            <text:p text:style-name="P19"><text:s text:c="7"/>“<text:span text:style-name="T23">turma”: </text:span></text:p>
            <text:p text:style-name="P31"><text:s text:c="16"/>{ </text:p>
            <text:p text:style-name="P31"><text:s text:c="24"/>“idTurma”: “1”,</text:p>
            <text:p text:style-name="P19"><text:s text:c="24"/>“<text:span text:style-name="T23">codTurma</text:span>”:”<text:span text:style-name="T23">A</text:span>”,</text:p>
            <text:p text:style-name="P19"><text:s text:c="24"/>“<text:span text:style-name="T23">codDisciplina</text:span>”:”<text:span text:style-name="T23">MO409</text:span>”,</text:p>
            <text:p text:style-name="P19"><text:s text:c="24"/>“<text:span text:style-name="T23">nomeDisciplina</text:span>”:”<text:span text:style-name="T23">Engenharia de Software I”,</text:span></text:p>
            <text:p text:style-name="P25"><text:s text:c="24"/>“<text:span text:style-name="T30">nomeProfessor”:”Eliane Martins”</text:span></text:p>
            <text:p text:style-name="P19"><text:s text:c="17"/><text:span text:style-name="T23">}</text:span></text:p>
            <text:p text:style-name="P19">}</text:p>
          </table:table-cell>
        </table:table-row>
        <table:table-row>
          <table:table-cell table:style-name="Table8.A8" office:value-type="string">
            <text:p text:style-name="P64"/>
          </table:table-cell>
          <table:table-cell table:style-name="Table8.B8" office:value-type="string">
            <text:p text:style-name="P107"/>
          </table:table-cell>
        </table:table-row>
      </table:table>
      <text:p text:style-name="P6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5">ID #</text:p>
          </table:table-cell>
          <table:table-cell table:style-name="Table9.B1" office:value-type="string">
            <text:p text:style-name="P99">9</text:p>
          </table:table-cell>
        </table:table-row>
        <table:table-row>
          <table:table-cell table:style-name="Table9.A1" office:value-type="string">
            <text:p text:style-name="P65">Descrição</text:p>
          </table:table-cell>
          <table:table-cell table:style-name="Table9.B2" office:value-type="string">
            <text:p text:style-name="P85"><text:span text:style-name="T26">Aluno</text:span> – <text:span text:style-name="T27">Fazer Checkout</text:span></text:p>
          </table:table-cell>
        </table:table-row>
        <table:table-row>
          <table:table-cell table:style-name="Table9.A1" office:value-type="string">
            <text:p text:style-name="P65">Perfil</text:p>
          </table:table-cell>
          <table:table-cell table:style-name="Table9.B3" office:value-type="string">
            <text:p text:style-name="P96">Aluno</text:p>
          </table:table-cell>
        </table:table-row>
        <table:table-row>
          <table:table-cell table:style-name="Table9.A1" office:value-type="string">
            <text:p text:style-name="P65">Recurso</text:p>
          </table:table-cell>
          <table:table-cell table:style-name="Table9.B4" office:value-type="string">
            <text:p text:style-name="P76">/<text:span text:style-name="T22">mo409/aluno/chamada/{idChamada}/checkout</text:span></text:p>
          </table:table-cell>
        </table:table-row>
        <table:table-row>
          <table:table-cell table:style-name="Table9.A1" office:value-type="string">
            <text:p text:style-name="P65">Método</text:p>
          </table:table-cell>
          <table:table-cell table:style-name="Table9.B5" office:value-type="string">
            <text:p text:style-name="P91">GET</text:p>
          </table:table-cell>
        </table:table-row>
        <table:table-row>
          <table:table-cell table:style-name="Table9.A1" office:value-type="string">
            <text:p text:style-name="P117">Request</text:p>
          </table:table-cell>
          <table:table-cell table:style-name="Table9.B6" office:value-type="string">
            <text:list xml:id="list171216097652511" text:continue-numbering="true" text:style-name="L1">
              <text:list-item>
                <text:list>
                  <text:list-item>
                    <text:p text:style-name="P187">Header</text:p>
                    <text:list>
                      <text:list-item>
                        <text:p text:style-name="P187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9.A1" office:value-type="string">
            <text:p text:style-name="P65">Response</text:p>
          </table:table-cell>
          <table:table-cell table:style-name="Table9.B7" office:value-type="string">
            <text:p text:style-name="P108">Sucesso:</text:p>
            <text:list xml:id="list171214817579602" text:continue-numbering="true" text:style-name="L1">
              <text:list-item>
                <text:p text:style-name="P147">Header</text:p>
                <text:list>
                  <text:list-item>
                    <text:p text:style-name="P178">Content-Type: application/json</text:p>
                  </text:list-item>
                  <text:list-item>
                    <text:p text:style-name="P159">HTTP Status Code 200</text:p>
                  </text:list-item>
                </text:list>
              </text:list-item>
              <text:list-item>
                <text:p text:style-name="P159">Formato JSON:</text:p>
              </text:list-item>
            </text:list>
            <text:p text:style-name="P54">Exemplo:</text:p>
            <text:p text:style-name="P21">{</text:p>
            <text:p text:style-name="P43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21"><text:s text:c="7"/>“<text:span text:style-name="T28">dataHoraTick”</text:span>: "<text:span text:style-name="T28">20/05/2015 10:00</text:span>",</text:p>
            <text:p text:style-name="P21"><text:s text:c="7"/>“<text:span text:style-name="T17">idChamada”</text:span>: “<text:span text:style-name="T17">1”</text:span>,</text:p>
            <text:p text:style-name="P21"><text:s text:c="7"/>“<text:span text:style-name="T23">dataChamada”: “10/06/2015”,</text:span></text:p>
            <text:p text:style-name="P21"><text:s text:c="7"/>“<text:span text:style-name="T28">horaInicioChamada”</text:span>: “<text:span text:style-name="T28">20:00”</text:span>,</text:p>
            <text:p text:style-name="P21"><text:soft-page-break/><text:s text:c="7"/>“<text:span text:style-name="T23">turma”: </text:span></text:p>
            <text:p text:style-name="P32"><text:s text:c="16"/>{ </text:p>
            <text:p text:style-name="P32"><text:s text:c="24"/>“idTurma”: “1”,</text:p>
            <text:p text:style-name="P21"><text:s text:c="24"/>“<text:span text:style-name="T23">codTurma</text:span>”:”<text:span text:style-name="T23">A</text:span>”,</text:p>
            <text:p text:style-name="P21"><text:s text:c="24"/>“<text:span text:style-name="T23">codDisciplina</text:span>”:”<text:span text:style-name="T23">MO409</text:span>”,</text:p>
            <text:p text:style-name="P21"><text:s text:c="24"/>“<text:span text:style-name="T23">nomeDisciplina</text:span>”:”<text:span text:style-name="T23">Engenharia de Software I”,</text:span></text:p>
            <text:p text:style-name="P25"><text:s text:c="24"/>“<text:span text:style-name="T30">nomeProfessor”:”Eliane Martins”</text:span></text:p>
            <text:p text:style-name="P21"><text:s text:c="17"/><text:span text:style-name="T23">}</text:span></text:p>
            <text:p text:style-name="P21">}</text:p>
          </table:table-cell>
        </table:table-row>
      </table:table>
      <text:p text:style-name="P7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5">ID #</text:p>
          </table:table-cell>
          <table:table-cell table:style-name="Table10.B1" office:value-type="string">
            <text:p text:style-name="P99">10</text:p>
          </table:table-cell>
        </table:table-row>
        <table:table-row>
          <table:table-cell table:style-name="Table10.A2" office:value-type="string">
            <text:p text:style-name="P66">Descrição</text:p>
          </table:table-cell>
          <table:table-cell table:style-name="Table10.B2" office:value-type="string">
            <text:p text:style-name="P86"><text:span text:style-name="T26">Aluno</text:span> – <text:span text:style-name="T29">Enviar Tick</text:span></text:p>
          </table:table-cell>
        </table:table-row>
        <table:table-row>
          <table:table-cell table:style-name="Table10.A1" office:value-type="string">
            <text:p text:style-name="P66">Perfil</text:p>
          </table:table-cell>
          <table:table-cell table:style-name="Table10.B3" office:value-type="string">
            <text:p text:style-name="P97">Aluno</text:p>
          </table:table-cell>
        </table:table-row>
        <table:table-row>
          <table:table-cell table:style-name="Table10.A1" office:value-type="string">
            <text:p text:style-name="P66">Recurso</text:p>
          </table:table-cell>
          <table:table-cell table:style-name="Table10.B4" office:value-type="string">
            <text:p text:style-name="P77">/<text:span text:style-name="T22">mo409/aluno/chamada/{idChamada}/enviartick</text:span></text:p>
          </table:table-cell>
        </table:table-row>
        <table:table-row>
          <table:table-cell table:style-name="Table10.A1" office:value-type="string">
            <text:p text:style-name="P66">Método</text:p>
          </table:table-cell>
          <table:table-cell table:style-name="Table10.B5" office:value-type="string">
            <text:p text:style-name="P92">GET</text:p>
          </table:table-cell>
        </table:table-row>
        <table:table-row>
          <table:table-cell table:style-name="Table10.A1" office:value-type="string">
            <text:p text:style-name="P118">Request</text:p>
          </table:table-cell>
          <table:table-cell table:style-name="Table10.B6" office:value-type="string">
            <text:list xml:id="list171214981958676" text:continue-numbering="true" text:style-name="L1">
              <text:list-item>
                <text:list>
                  <text:list-item>
                    <text:p text:style-name="P188">Header</text:p>
                    <text:list>
                      <text:list-item>
                        <text:p text:style-name="P188">X-Auth-Token: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0.A1" office:value-type="string">
            <text:p text:style-name="P66">Response</text:p>
          </table:table-cell>
          <table:table-cell table:style-name="Table10.B7" office:value-type="string">
            <text:p text:style-name="P109">Sucesso:</text:p>
            <text:list xml:id="list171216613146486" text:continue-numbering="true" text:style-name="L1">
              <text:list-item>
                <text:p text:style-name="P148">Header</text:p>
                <text:list>
                  <text:list-item>
                    <text:p text:style-name="P179">Content-Type: application/json</text:p>
                  </text:list-item>
                  <text:list-item>
                    <text:p text:style-name="P160">HTTP Status Code 200</text:p>
                  </text:list-item>
                </text:list>
              </text:list-item>
              <text:list-item>
                <text:p text:style-name="P160">Formato JSON:</text:p>
              </text:list-item>
            </text:list>
            <text:p text:style-name="P55">Exemplo:</text:p>
            <text:p text:style-name="P22">{</text:p>
            <text:p text:style-name="P44"><text:span text:style-name="T6"><text:s text:c="7"/>“</text:span><text:span text:style-name="T7">id</text:span><text:span text:style-name="T14">Tick</text:span><text:span text:style-name="T7">”</text:span><text:span text:style-name="T6">: “</text:span><text:span text:style-name="T7">1”</text:span><text:span text:style-name="T6">,</text:span></text:p>
            <text:p text:style-name="P22"><text:s text:c="7"/>“<text:span text:style-name="T28">dataHoraTick”</text:span>: "<text:span text:style-name="T28">20/05/2015 10:00</text:span>",</text:p>
            <text:p text:style-name="P22"><text:s text:c="7"/>“<text:span text:style-name="T17">idChamada”</text:span>: “<text:span text:style-name="T17">1”</text:span>,</text:p>
            <text:p text:style-name="P22"><text:s text:c="7"/>“<text:span text:style-name="T23">dataChamada”: “10/06/2015”,</text:span></text:p>
            <text:p text:style-name="P22"><text:s text:c="7"/>“<text:span text:style-name="T28">horaInicioChamada”</text:span>: “<text:span text:style-name="T28">20:00”</text:span>,</text:p>
            <text:p text:style-name="P22"><text:s text:c="7"/>“<text:span text:style-name="T23">turma”: </text:span></text:p>
            <text:p text:style-name="P33"><text:s text:c="16"/>{ </text:p>
            <text:p text:style-name="P33"><text:s text:c="24"/>“idTurma”: “1”,</text:p>
            <text:p text:style-name="P22"><text:s text:c="24"/>“<text:span text:style-name="T23">codTurma</text:span>”:”<text:span text:style-name="T23">A</text:span>”,</text:p>
            <text:p text:style-name="P22"><text:s text:c="24"/>“<text:span text:style-name="T23">codDisciplina</text:span>”:”<text:span text:style-name="T23">MO409</text:span>”,</text:p>
            <text:p text:style-name="P22"><text:s text:c="24"/>“<text:span text:style-name="T23">nomeDisciplina</text:span>”:”<text:span text:style-name="T23">Engenharia de Software I”,</text:span></text:p>
            <text:p text:style-name="P25"><text:s text:c="24"/>“<text:span text:style-name="T30">nomeProfessor”:”Eliane Martins”</text:span></text:p>
            <text:p text:style-name="P22"><text:soft-page-break/><text:s text:c="17"/><text:span text:style-name="T23">}</text:span></text:p>
            <text:p text:style-name="P22">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53:17.243860131</meta:creation-date>
    <dc:date>2015-06-24T17:12:14.354830319</dc:date>
    <meta:editing-duration>PT8H56M3S</meta:editing-duration>
    <meta:editing-cycles>36</meta:editing-cycles>
    <meta:generator>LibreOffice/4.2.8.2$Linux_X86_64 LibreOffice_project/420m0$Build-2</meta:generator>
    <meta:document-statistic meta:table-count="11" meta:image-count="0" meta:object-count="0" meta:page-count="11" meta:paragraph-count="445" meta:word-count="815" meta:character-count="7873" meta:non-whitespace-character-count="5614"/>
  </office:meta>
</office:document-meta>
</file>